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0-05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0-05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5-08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0-08-01</text:p>
          </table:table-cell>
        </table:table-row>
        <table:table-row table:style-name="ro2">
          <table:table-cell office:value-type="string" calcext:value-type="string">
            <text:p><text:a xlink:href="javascript:sym(3593)" xlink:type="simple">Angeles</text:a></text:p>
          </table:table-cell>
          <table:table-cell office:value-type="string" calcext:value-type="string">
            <text:p>LUZ</text:p>
          </table:table-cell>
          <table:table-cell office:value-type="float" office:value="960707" calcext:value-type="float">
            <text:p>960707</text:p>
          </table:table-cell>
          <table:table-cell office:value-type="float" office:value="1237415" calcext:value-type="float">
            <text:p>1237415</text:p>
          </table:table-cell>
          <table:table-cell office:value-type="float" office:value="1413917" calcext:value-type="float">
            <text:p>1413917</text:p>
          </table:table-cell>
          <table:table-cell office:value-type="float" office:value="1598955" calcext:value-type="float">
            <text:p>1598955</text:p>
          </table:table-cell>
        </table:table-row>
        <table:table-row table:style-name="ro2">
          <table:table-cell office:value-type="string" calcext:value-type="string">
            <text:p><text:a xlink:href="javascript:sym(28658)" xlink:type="simple">Arayat</text:a></text:p>
          </table:table-cell>
          <table:table-cell office:value-type="string" calcext:value-type="string">
            <text:p>LUZ</text:p>
          </table:table-cell>
          <table:table-cell office:value-type="float" office:value="67974" calcext:value-type="float">
            <text:p>67974</text:p>
          </table:table-cell>
          <table:table-cell office:value-type="float" office:value="77938" calcext:value-type="float">
            <text:p>77938</text:p>
          </table:table-cell>
          <table:table-cell office:value-type="float" office:value="85955" calcext:value-type="float">
            <text:p>85955</text:p>
          </table:table-cell>
          <table:table-cell office:value-type="float" office:value="91266" calcext:value-type="float">
            <text:p>91266</text:p>
          </table:table-cell>
        </table:table-row>
        <table:table-row table:style-name="ro2">
          <table:table-cell office:value-type="string" calcext:value-type="string">
            <text:p><text:a xlink:href="javascript:sym(3594)" xlink:type="simple">Bacolod</text:a></text:p>
          </table:table-cell>
          <table:table-cell office:value-type="string" calcext:value-type="string">
            <text:p>VIZ</text:p>
          </table:table-cell>
          <table:table-cell office:value-type="float" office:value="471059" calcext:value-type="float">
            <text:p>471059</text:p>
          </table:table-cell>
          <table:table-cell office:value-type="float" office:value="565210" calcext:value-type="float">
            <text:p>565210</text:p>
          </table:table-cell>
          <table:table-cell office:value-type="float" office:value="617557" calcext:value-type="float">
            <text:p>617557</text:p>
          </table:table-cell>
          <table:table-cell office:value-type="float" office:value="659455" calcext:value-type="float">
            <text:p>659455</text:p>
          </table:table-cell>
        </table:table-row>
        <table:table-row table:style-name="ro2">
          <table:table-cell office:value-type="string" calcext:value-type="string">
            <text:p><text:a xlink:href="javascript:sym(32863)" xlink:type="simple">Bago</text:a></text:p>
          </table:table-cell>
          <table:table-cell office:value-type="string" calcext:value-type="string">
            <text:p>VIZ</text:p>
          </table:table-cell>
          <table:table-cell office:value-type="float" office:value="34015" calcext:value-type="float">
            <text:p>34015</text:p>
          </table:table-cell>
          <table:table-cell office:value-type="float" office:value="39449" calcext:value-type="float">
            <text:p>39449</text:p>
          </table:table-cell>
          <table:table-cell office:value-type="float" office:value="42267" calcext:value-type="float">
            <text:p>42267</text:p>
          </table:table-cell>
          <table:table-cell office:value-type="float" office:value="48451" calcext:value-type="float">
            <text:p>48451</text:p>
          </table:table-cell>
        </table:table-row>
        <table:table-row table:style-name="ro2">
          <table:table-cell office:value-type="string" calcext:value-type="string">
            <text:p><text:a xlink:href="javascript:sym(3596)" xlink:type="simple">Baguio</text:a></text:p>
          </table:table-cell>
          <table:table-cell office:value-type="string" calcext:value-type="string">
            <text:p>LUZ</text:p>
          </table:table-cell>
          <table:table-cell office:value-type="float" office:value="314376" calcext:value-type="float">
            <text:p>314376</text:p>
          </table:table-cell>
          <table:table-cell office:value-type="float" office:value="418878" calcext:value-type="float">
            <text:p>418878</text:p>
          </table:table-cell>
          <table:table-cell office:value-type="float" office:value="466074" calcext:value-type="float">
            <text:p>466074</text:p>
          </table:table-cell>
          <table:table-cell office:value-type="float" office:value="494148" calcext:value-type="float">
            <text:p>494148</text:p>
          </table:table-cell>
        </table:table-row>
        <table:table-row table:style-name="ro2">
          <table:table-cell office:value-type="string" calcext:value-type="string">
            <text:p><text:a xlink:href="javascript:sym(28713)" xlink:type="simple">Balamban</text:a></text:p>
          </table:table-cell>
          <table:table-cell office:value-type="string" calcext:value-type="string">
            <text:p>VIZ</text:p>
          </table:table-cell>
          <table:table-cell office:value-type="float" office:value="29867" calcext:value-type="float">
            <text:p>29867</text:p>
          </table:table-cell>
          <table:table-cell office:value-type="float" office:value="38316" calcext:value-type="float">
            <text:p>38316</text:p>
          </table:table-cell>
          <table:table-cell office:value-type="float" office:value="47544" calcext:value-type="float">
            <text:p>47544</text:p>
          </table:table-cell>
          <table:table-cell office:value-type="float" office:value="53780" calcext:value-type="float">
            <text:p>53780</text:p>
          </table:table-cell>
        </table:table-row>
        <table:table-row table:style-name="ro2">
          <table:table-cell office:value-type="string" calcext:value-type="string">
            <text:p><text:a xlink:href="javascript:sym(14301)" xlink:type="simple">Balanga</text:a></text:p>
          </table:table-cell>
          <table:table-cell office:value-type="string" calcext:value-type="string">
            <text:p>LUZ</text:p>
          </table:table-cell>
          <table:table-cell office:value-type="float" office:value="118122" calcext:value-type="float">
            <text:p>118122</text:p>
          </table:table-cell>
          <table:table-cell office:value-type="float" office:value="143102" calcext:value-type="float">
            <text:p>143102</text:p>
          </table:table-cell>
          <table:table-cell office:value-type="float" office:value="153932" calcext:value-type="float">
            <text:p>153932</text:p>
          </table:table-cell>
          <table:table-cell office:value-type="float" office:value="166760" calcext:value-type="float">
            <text:p>166760</text:p>
          </table:table-cell>
        </table:table-row>
        <table:table-row table:style-name="ro2">
          <table:table-cell office:value-type="string" calcext:value-type="string">
            <text:p><text:a xlink:href="javascript:sym(32906)" xlink:type="simple">Balayan</text:a></text:p>
          </table:table-cell>
          <table:table-cell office:value-type="string" calcext:value-type="string">
            <text:p>LUZ</text:p>
          </table:table-cell>
          <table:table-cell office:value-type="float" office:value="43564" calcext:value-type="float">
            <text:p>43564</text:p>
          </table:table-cell>
          <table:table-cell office:value-type="float" office:value="53076" calcext:value-type="float">
            <text:p>53076</text:p>
          </table:table-cell>
          <table:table-cell office:value-type="float" office:value="58833" calcext:value-type="float">
            <text:p>58833</text:p>
          </table:table-cell>
          <table:table-cell office:value-type="float" office:value="62525" calcext:value-type="float">
            <text:p>62525</text:p>
          </table:table-cell>
        </table:table-row>
        <table:table-row table:style-name="ro2">
          <table:table-cell office:value-type="string" calcext:value-type="string">
            <text:p><text:a xlink:href="javascript:sym(3597)" xlink:type="simple">Batangas</text:a></text:p>
          </table:table-cell>
          <table:table-cell office:value-type="string" calcext:value-type="string">
            <text:p>LUZ</text:p>
          </table:table-cell>
          <table:table-cell office:value-type="float" office:value="280452" calcext:value-type="float">
            <text:p>280452</text:p>
          </table:table-cell>
          <table:table-cell office:value-type="float" office:value="342568" calcext:value-type="float">
            <text:p>342568</text:p>
          </table:table-cell>
          <table:table-cell office:value-type="float" office:value="373835" calcext:value-type="float">
            <text:p>373835</text:p>
          </table:table-cell>
          <table:table-cell office:value-type="float" office:value="394445" calcext:value-type="float">
            <text:p>394445</text:p>
          </table:table-cell>
        </table:table-row>
        <table:table-row table:style-name="ro2">
          <table:table-cell office:value-type="string" calcext:value-type="string">
            <text:p><text:a xlink:href="javascript:sym(32914)" xlink:type="simple">Bayombong</text:a></text:p>
          </table:table-cell>
          <table:table-cell office:value-type="string" calcext:value-type="string">
            <text:p>LUZ</text:p>
          </table:table-cell>
          <table:table-cell office:value-type="float" office:value="56303" calcext:value-type="float">
            <text:p>56303</text:p>
          </table:table-cell>
          <table:table-cell office:value-type="float" office:value="58228" calcext:value-type="float">
            <text:p>58228</text:p>
          </table:table-cell>
          <table:table-cell office:value-type="float" office:value="60578" calcext:value-type="float">
            <text:p>60578</text:p>
          </table:table-cell>
          <table:table-cell office:value-type="float" office:value="63123" calcext:value-type="float">
            <text:p>63123</text:p>
          </table:table-cell>
        </table:table-row>
        <table:table-row table:style-name="ro2">
          <table:table-cell office:value-type="string" calcext:value-type="string">
            <text:p><text:a xlink:href="javascript:sym(8515)" xlink:type="simple">Bislig</text:a></text:p>
          </table:table-cell>
          <table:table-cell office:value-type="string" calcext:value-type="string">
            <text:p>MIN</text:p>
          </table:table-cell>
          <table:table-cell office:value-type="float" office:value="69380" calcext:value-type="float">
            <text:p>69380</text:p>
          </table:table-cell>
          <table:table-cell office:value-type="float" office:value="64015" calcext:value-type="float">
            <text:p>64015</text:p>
          </table:table-cell>
          <table:table-cell office:value-type="float" office:value="60799" calcext:value-type="float">
            <text:p>60799</text:p>
          </table:table-cell>
          <table:table-cell office:value-type="float" office:value="61425" calcext:value-type="float">
            <text:p>61425</text:p>
          </table:table-cell>
        </table:table-row>
        <table:table-row table:style-name="ro2">
          <table:table-cell office:value-type="string" calcext:value-type="string">
            <text:p><text:a xlink:href="javascript:sym(32910)" xlink:type="simple">Bogo</text:a></text:p>
          </table:table-cell>
          <table:table-cell office:value-type="string" calcext:value-type="string">
            <text:p>VIZ</text:p>
          </table:table-cell>
          <table:table-cell office:value-type="float" office:value="33580" calcext:value-type="float">
            <text:p>33580</text:p>
          </table:table-cell>
          <table:table-cell office:value-type="float" office:value="38343" calcext:value-type="float">
            <text:p>38343</text:p>
          </table:table-cell>
          <table:table-cell office:value-type="float" office:value="43022" calcext:value-type="float">
            <text:p>43022</text:p>
          </table:table-cell>
          <table:table-cell office:value-type="float" office:value="46744" calcext:value-type="float">
            <text:p>46744</text:p>
          </table:table-cell>
        </table:table-row>
        <table:table-row table:style-name="ro2">
          <table:table-cell office:value-type="string" calcext:value-type="string">
            <text:p><text:a xlink:href="javascript:sym(28670)" xlink:type="simple">Bongao</text:a></text:p>
          </table:table-cell>
          <table:table-cell office:value-type="string" calcext:value-type="string">
            <text:p>MIN</text:p>
          </table:table-cell>
          <table:table-cell office:value-type="float" office:value="34305" calcext:value-type="float">
            <text:p>34305</text:p>
          </table:table-cell>
          <table:table-cell office:value-type="float" office:value="48996" calcext:value-type="float">
            <text:p>48996</text:p>
          </table:table-cell>
          <table:table-cell office:value-type="float" office:value="64993" calcext:value-type="float">
            <text:p>64993</text:p>
          </table:table-cell>
          <table:table-cell office:value-type="float" office:value="74845" calcext:value-type="float">
            <text:p>74845</text:p>
          </table:table-cell>
        </table:table-row>
        <table:table-row table:style-name="ro2">
          <table:table-cell office:value-type="string" calcext:value-type="string">
            <text:p><text:a xlink:href="javascript:sym(3598)" xlink:type="simple">Butuan</text:a></text:p>
          </table:table-cell>
          <table:table-cell office:value-type="string" calcext:value-type="string">
            <text:p>MIN</text:p>
          </table:table-cell>
          <table:table-cell office:value-type="float" office:value="168968" calcext:value-type="float">
            <text:p>168968</text:p>
          </table:table-cell>
          <table:table-cell office:value-type="float" office:value="198406" calcext:value-type="float">
            <text:p>198406</text:p>
          </table:table-cell>
          <table:table-cell office:value-type="float" office:value="210408" calcext:value-type="float">
            <text:p>210408</text:p>
          </table:table-cell>
          <table:table-cell office:value-type="float" office:value="233151" calcext:value-type="float">
            <text:p>233151</text:p>
          </table:table-cell>
        </table:table-row>
        <table:table-row table:style-name="ro2">
          <table:table-cell office:value-type="string" calcext:value-type="string">
            <text:p><text:a xlink:href="javascript:sym(3599)" xlink:type="simple">Cabanatuan</text:a></text:p>
          </table:table-cell>
          <table:table-cell office:value-type="string" calcext:value-type="string">
            <text:p>LUZ</text:p>
          </table:table-cell>
          <table:table-cell office:value-type="float" office:value="162217" calcext:value-type="float">
            <text:p>162217</text:p>
          </table:table-cell>
          <table:table-cell office:value-type="float" office:value="193701" calcext:value-type="float">
            <text:p>193701</text:p>
          </table:table-cell>
          <table:table-cell office:value-type="float" office:value="210994" calcext:value-type="float">
            <text:p>210994</text:p>
          </table:table-cell>
          <table:table-cell office:value-type="float" office:value="225251" calcext:value-type="float">
            <text:p>225251</text:p>
          </table:table-cell>
        </table:table-row>
        <table:table-row table:style-name="ro2">
          <table:table-cell office:value-type="string" calcext:value-type="string">
            <text:p><text:a xlink:href="javascript:sym(3600)" xlink:type="simple">Cadiz</text:a></text:p>
          </table:table-cell>
          <table:table-cell office:value-type="string" calcext:value-type="string">
            <text:p>VIZ</text:p>
          </table:table-cell>
          <table:table-cell office:value-type="float" office:value="63322" calcext:value-type="float">
            <text:p>63322</text:p>
          </table:table-cell>
          <table:table-cell office:value-type="float" office:value="70881" calcext:value-type="float">
            <text:p>70881</text:p>
          </table:table-cell>
          <table:table-cell office:value-type="float" office:value="71575" calcext:value-type="float">
            <text:p>71575</text:p>
          </table:table-cell>
          <table:table-cell office:value-type="float" office:value="71257" calcext:value-type="float">
            <text:p>71257</text:p>
          </table:table-cell>
        </table:table-row>
        <table:table-row table:style-name="ro2">
          <table:table-cell office:value-type="string" calcext:value-type="string">
            <text:p><text:a xlink:href="javascript:sym(3601)" xlink:type="simple">Cagayan de Oro</text:a></text:p>
          </table:table-cell>
          <table:table-cell office:value-type="string" calcext:value-type="string">
            <text:p>MIN</text:p>
          </table:table-cell>
          <table:table-cell office:value-type="float" office:value="514723" calcext:value-type="float">
            <text:p>514723</text:p>
          </table:table-cell>
          <table:table-cell office:value-type="float" office:value="680526" calcext:value-type="float">
            <text:p>680526</text:p>
          </table:table-cell>
          <table:table-cell office:value-type="float" office:value="767931" calcext:value-type="float">
            <text:p>767931</text:p>
          </table:table-cell>
          <table:table-cell office:value-type="float" office:value="827697" calcext:value-type="float">
            <text:p>827697</text:p>
          </table:table-cell>
        </table:table-row>
        <table:table-row table:style-name="ro2">
          <table:table-cell office:value-type="string" calcext:value-type="string">
            <text:p><text:a xlink:href="javascript:sym(35226)" xlink:type="simple">Calaca</text:a></text:p>
          </table:table-cell>
          <table:table-cell office:value-type="string" calcext:value-type="string">
            <text:p>LUZ</text:p>
          </table:table-cell>
          <table:table-cell office:value-type="float" office:value="38998" calcext:value-type="float">
            <text:p>38998</text:p>
          </table:table-cell>
          <table:table-cell office:value-type="float" office:value="46986" calcext:value-type="float">
            <text:p>46986</text:p>
          </table:table-cell>
          <table:table-cell office:value-type="float" office:value="54531" calcext:value-type="float">
            <text:p>54531</text:p>
          </table:table-cell>
          <table:table-cell office:value-type="float" office:value="58367" calcext:value-type="float">
            <text:p>58367</text:p>
          </table:table-cell>
        </table:table-row>
        <table:table-row table:style-name="ro2">
          <table:table-cell office:value-type="string" calcext:value-type="string">
            <text:p><text:a xlink:href="javascript:sym(11925)" xlink:type="simple">Calapan</text:a></text:p>
          </table:table-cell>
          <table:table-cell office:value-type="string" calcext:value-type="string">
            <text:p>LUZ</text:p>
          </table:table-cell>
          <table:table-cell office:value-type="float" office:value="53489" calcext:value-type="float">
            <text:p>53489</text:p>
          </table:table-cell>
          <table:table-cell office:value-type="float" office:value="61977" calcext:value-type="float">
            <text:p>61977</text:p>
          </table:table-cell>
          <table:table-cell office:value-type="float" office:value="67727" calcext:value-type="float">
            <text:p>67727</text:p>
          </table:table-cell>
          <table:table-cell office:value-type="float" office:value="73059" calcext:value-type="float">
            <text:p>73059</text:p>
          </table:table-cell>
        </table:table-row>
        <table:table-row table:style-name="ro2">
          <table:table-cell office:value-type="string" calcext:value-type="string">
            <text:p><text:a xlink:href="javascript:sym(32857)" xlink:type="simple">Calauan</text:a></text:p>
          </table:table-cell>
          <table:table-cell office:value-type="string" calcext:value-type="string">
            <text:p>LUZ</text:p>
          </table:table-cell>
          <table:table-cell office:value-type="float" office:value="30416" calcext:value-type="float">
            <text:p>30416</text:p>
          </table:table-cell>
          <table:table-cell office:value-type="float" office:value="56794" calcext:value-type="float">
            <text:p>56794</text:p>
          </table:table-cell>
          <table:table-cell office:value-type="float" office:value="60657" calcext:value-type="float">
            <text:p>60657</text:p>
          </table:table-cell>
          <table:table-cell office:value-type="float" office:value="65231" calcext:value-type="float">
            <text:p>65231</text:p>
          </table:table-cell>
        </table:table-row>
        <table:table-row table:style-name="ro2">
          <table:table-cell office:value-type="string" calcext:value-type="string">
            <text:p><text:a xlink:href="javascript:sym(3603)" xlink:type="simple">Calbayog</text:a></text:p>
          </table:table-cell>
          <table:table-cell office:value-type="string" calcext:value-type="string">
            <text:p>VIZ</text:p>
          </table:table-cell>
          <table:table-cell office:value-type="float" office:value="52323" calcext:value-type="float">
            <text:p>52323</text:p>
          </table:table-cell>
          <table:table-cell office:value-type="float" office:value="63772" calcext:value-type="float">
            <text:p>63772</text:p>
          </table:table-cell>
          <table:table-cell office:value-type="float" office:value="69013" calcext:value-type="float">
            <text:p>69013</text:p>
          </table:table-cell>
          <table:table-cell office:value-type="float" office:value="69233" calcext:value-type="float">
            <text:p>69233</text:p>
          </table:table-cell>
        </table:table-row>
        <table:table-row table:style-name="ro2">
          <table:table-cell office:value-type="string" calcext:value-type="string">
            <text:p><text:a xlink:href="javascript:sym(28661)" xlink:type="simple">Candelaria</text:a></text:p>
          </table:table-cell>
          <table:table-cell office:value-type="string" calcext:value-type="string">
            <text:p>LUZ</text:p>
          </table:table-cell>
          <table:table-cell office:value-type="float" office:value="61595" calcext:value-type="float">
            <text:p>61595</text:p>
          </table:table-cell>
          <table:table-cell office:value-type="float" office:value="73290" calcext:value-type="float">
            <text:p>73290</text:p>
          </table:table-cell>
          <table:table-cell office:value-type="float" office:value="77386" calcext:value-type="float">
            <text:p>77386</text:p>
          </table:table-cell>
          <table:table-cell office:value-type="float" office:value="90457" calcext:value-type="float">
            <text:p>90457</text:p>
          </table:table-cell>
        </table:table-row>
        <table:table-row table:style-name="ro2">
          <table:table-cell office:value-type="string" calcext:value-type="string">
            <text:p><text:a xlink:href="javascript:sym(28615)" xlink:type="simple">Carcar</text:a></text:p>
          </table:table-cell>
          <table:table-cell office:value-type="string" calcext:value-type="string">
            <text:p>VIZ</text:p>
          </table:table-cell>
          <table:table-cell office:value-type="float" office:value="50633" calcext:value-type="float">
            <text:p>50633</text:p>
          </table:table-cell>
          <table:table-cell office:value-type="float" office:value="63862" calcext:value-type="float">
            <text:p>63862</text:p>
          </table:table-cell>
          <table:table-cell office:value-type="float" office:value="70716" calcext:value-type="float">
            <text:p>70716</text:p>
          </table:table-cell>
          <table:table-cell office:value-type="float" office:value="79243" calcext:value-type="float">
            <text:p>79243</text:p>
          </table:table-cell>
        </table:table-row>
        <table:table-row table:style-name="ro2">
          <table:table-cell office:value-type="string" calcext:value-type="string">
            <text:p><text:a xlink:href="javascript:sym(28778)" xlink:type="simple">Castillejos</text:a></text:p>
          </table:table-cell>
          <table:table-cell office:value-type="string" calcext:value-type="string">
            <text:p>LUZ</text:p>
          </table:table-cell>
          <table:table-cell office:value-type="float" office:value="23975" calcext:value-type="float">
            <text:p>23975</text:p>
          </table:table-cell>
          <table:table-cell office:value-type="float" office:value="34501" calcext:value-type="float">
            <text:p>34501</text:p>
          </table:table-cell>
          <table:table-cell office:value-type="float" office:value="47995" calcext:value-type="float">
            <text:p>47995</text:p>
          </table:table-cell>
          <table:table-cell office:value-type="float" office:value="51342" calcext:value-type="float">
            <text:p>51342</text:p>
          </table:table-cell>
        </table:table-row>
        <table:table-row table:style-name="ro2">
          <table:table-cell office:value-type="string" calcext:value-type="string">
            <text:p><text:a xlink:href="javascript:sym(28686)" xlink:type="simple">Catarman</text:a></text:p>
          </table:table-cell>
          <table:table-cell office:value-type="string" calcext:value-type="string">
            <text:p>VIZ</text:p>
          </table:table-cell>
          <table:table-cell office:value-type="float" office:value="41162" calcext:value-type="float">
            <text:p>41162</text:p>
          </table:table-cell>
          <table:table-cell office:value-type="float" office:value="52356" calcext:value-type="float">
            <text:p>52356</text:p>
          </table:table-cell>
          <table:table-cell office:value-type="float" office:value="57096" calcext:value-type="float">
            <text:p>57096</text:p>
          </table:table-cell>
          <table:table-cell office:value-type="float" office:value="59764" calcext:value-type="float">
            <text:p>59764</text:p>
          </table:table-cell>
        </table:table-row>
        <table:table-row table:style-name="ro2">
          <table:table-cell office:value-type="string" calcext:value-type="string">
            <text:p><text:a xlink:href="javascript:sym(32878)" xlink:type="simple">Catbalogan</text:a></text:p>
          </table:table-cell>
          <table:table-cell office:value-type="string" calcext:value-type="string">
            <text:p>VIZ</text:p>
          </table:table-cell>
          <table:table-cell office:value-type="float" office:value="59592" calcext:value-type="float">
            <text:p>59592</text:p>
          </table:table-cell>
          <table:table-cell office:value-type="float" office:value="66811" calcext:value-type="float">
            <text:p>66811</text:p>
          </table:table-cell>
          <table:table-cell office:value-type="float" office:value="73663" calcext:value-type="float">
            <text:p>73663</text:p>
          </table:table-cell>
          <table:table-cell office:value-type="float" office:value="74604" calcext:value-type="float">
            <text:p>74604</text:p>
          </table:table-cell>
        </table:table-row>
        <table:table-row table:style-name="ro2">
          <table:table-cell office:value-type="string" calcext:value-type="string">
            <text:p><text:a xlink:href="javascript:sym(25056)" xlink:type="simple">Cauayan</text:a></text:p>
          </table:table-cell>
          <table:table-cell office:value-type="string" calcext:value-type="string">
            <text:p>LUZ</text:p>
          </table:table-cell>
          <table:table-cell office:value-type="float" office:value="41104" calcext:value-type="float">
            <text:p>41104</text:p>
          </table:table-cell>
          <table:table-cell office:value-type="float" office:value="47962" calcext:value-type="float">
            <text:p>47962</text:p>
          </table:table-cell>
          <table:table-cell office:value-type="float" office:value="50981" calcext:value-type="float">
            <text:p>50981</text:p>
          </table:table-cell>
          <table:table-cell office:value-type="float" office:value="56612" calcext:value-type="float">
            <text:p>56612</text:p>
          </table:table-cell>
        </table:table-row>
        <table:table-row table:style-name="ro2">
          <table:table-cell office:value-type="string" calcext:value-type="string">
            <text:p><text:a xlink:href="javascript:sym(3605)" xlink:type="simple">Cebu</text:a></text:p>
          </table:table-cell>
          <table:table-cell office:value-type="string" calcext:value-type="string">
            <text:p>VIZ</text:p>
          </table:table-cell>
          <table:table-cell office:value-type="float" office:value="1547619" calcext:value-type="float">
            <text:p>1547619</text:p>
          </table:table-cell>
          <table:table-cell office:value-type="float" office:value="2080425" calcext:value-type="float">
            <text:p>2080425</text:p>
          </table:table-cell>
          <table:table-cell office:value-type="float" office:value="2320258" calcext:value-type="float">
            <text:p>2320258</text:p>
          </table:table-cell>
          <table:table-cell office:value-type="float" office:value="2565158" calcext:value-type="float">
            <text:p>2565158</text:p>
          </table:table-cell>
        </table:table-row>
        <table:table-row table:style-name="ro2">
          <table:table-cell office:value-type="string" calcext:value-type="string">
            <text:p><text:a xlink:href="javascript:sym(28652)" xlink:type="simple">Concepcion</text:a></text:p>
          </table:table-cell>
          <table:table-cell office:value-type="string" calcext:value-type="string">
            <text:p>LUZ</text:p>
          </table:table-cell>
          <table:table-cell office:value-type="float" office:value="45656" calcext:value-type="float">
            <text:p>45656</text:p>
          </table:table-cell>
          <table:table-cell office:value-type="float" office:value="56886" calcext:value-type="float">
            <text:p>56886</text:p>
          </table:table-cell>
          <table:table-cell office:value-type="float" office:value="63324" calcext:value-type="float">
            <text:p>63324</text:p>
          </table:table-cell>
          <table:table-cell office:value-type="float" office:value="68870" calcext:value-type="float">
            <text:p>68870</text:p>
          </table:table-cell>
        </table:table-row>
        <table:table-row table:style-name="ro2">
          <table:table-cell office:value-type="string" calcext:value-type="string">
            <text:p><text:a xlink:href="javascript:sym(3606)" xlink:type="simple">Cotabato</text:a>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..</text:p>
          </table:table-cell>
          <table:table-cell office:value-type="float" office:value="283816" calcext:value-type="float">
            <text:p>283816</text:p>
          </table:table-cell>
          <table:table-cell office:value-type="float" office:value="328938" calcext:value-type="float">
            <text:p>328938</text:p>
          </table:table-cell>
          <table:table-cell office:value-type="float" office:value="359803" calcext:value-type="float">
            <text:p>359803</text:p>
          </table:table-cell>
        </table:table-row>
        <table:table-row table:style-name="ro2">
          <table:table-cell office:value-type="string" calcext:value-type="string">
            <text:p><text:a xlink:href="javascript:sym(28627)" xlink:type="simple">Daet</text:a></text:p>
          </table:table-cell>
          <table:table-cell office:value-type="string" calcext:value-type="string">
            <text:p>LUZ</text:p>
          </table:table-cell>
          <table:table-cell office:value-type="float" office:value="96414" calcext:value-type="float">
            <text:p>96414</text:p>
          </table:table-cell>
          <table:table-cell office:value-type="float" office:value="113113" calcext:value-type="float">
            <text:p>113113</text:p>
          </table:table-cell>
          <table:table-cell office:value-type="float" office:value="122781" calcext:value-type="float">
            <text:p>122781</text:p>
          </table:table-cell>
          <table:table-cell office:value-type="float" office:value="131270" calcext:value-type="float">
            <text:p>131270</text:p>
          </table:table-cell>
        </table:table-row>
        <table:table-row table:style-name="ro2">
          <table:table-cell office:value-type="string" calcext:value-type="string">
            <text:p><text:a xlink:href="javascript:sym(3607)" xlink:type="simple">Dagupan</text:a></text:p>
          </table:table-cell>
          <table:table-cell office:value-type="string" calcext:value-type="string">
            <text:p>LUZ</text:p>
          </table:table-cell>
          <table:table-cell office:value-type="float" office:value="344357" calcext:value-type="float">
            <text:p>344357</text:p>
          </table:table-cell>
          <table:table-cell office:value-type="float" office:value="415951" calcext:value-type="float">
            <text:p>415951</text:p>
          </table:table-cell>
          <table:table-cell office:value-type="float" office:value="439949" calcext:value-type="float">
            <text:p>439949</text:p>
          </table:table-cell>
          <table:table-cell office:value-type="float" office:value="459754" calcext:value-type="float">
            <text:p>459754</text:p>
          </table:table-cell>
        </table:table-row>
        <table:table-row table:style-name="ro2">
          <table:table-cell office:value-type="string" calcext:value-type="string">
            <text:p><text:a xlink:href="javascript:sym(14295)" xlink:type="simple">Danao</text:a></text:p>
          </table:table-cell>
          <table:table-cell office:value-type="string" calcext:value-type="string">
            <text:p>VIZ</text:p>
          </table:table-cell>
          <table:table-cell office:value-type="float" office:value="87370" calcext:value-type="float">
            <text:p>87370</text:p>
          </table:table-cell>
          <table:table-cell office:value-type="float" office:value="105387" calcext:value-type="float">
            <text:p>105387</text:p>
          </table:table-cell>
          <table:table-cell office:value-type="float" office:value="120782" calcext:value-type="float">
            <text:p>120782</text:p>
          </table:table-cell>
          <table:table-cell office:value-type="float" office:value="141033" calcext:value-type="float">
            <text:p>141033</text:p>
          </table:table-cell>
        </table:table-row>
        <table:table-row table:style-name="ro2">
          <table:table-cell office:value-type="string" calcext:value-type="string">
            <text:p><text:a xlink:href="javascript:sym(3608)" xlink:type="simple">Davao</text:a></text:p>
          </table:table-cell>
          <table:table-cell office:value-type="string" calcext:value-type="string">
            <text:p>MIN</text:p>
          </table:table-cell>
          <table:table-cell office:value-type="float" office:value="1022481" calcext:value-type="float">
            <text:p>1022481</text:p>
          </table:table-cell>
          <table:table-cell office:value-type="float" office:value="1316094" calcext:value-type="float">
            <text:p>1316094</text:p>
          </table:table-cell>
          <table:table-cell office:value-type="float" office:value="1469755" calcext:value-type="float">
            <text:p>1469755</text:p>
          </table:table-cell>
          <table:table-cell office:value-type="float" office:value="1579381" calcext:value-type="float">
            <text:p>1579381</text:p>
          </table:table-cell>
        </table:table-row>
        <table:table-row table:style-name="ro2">
          <table:table-cell office:value-type="string" calcext:value-type="string">
            <text:p><text:a xlink:href="javascript:sym(8516)" xlink:type="simple">Digos</text:a></text:p>
          </table:table-cell>
          <table:table-cell office:value-type="string" calcext:value-type="string">
            <text:p>MIN</text:p>
          </table:table-cell>
          <table:table-cell office:value-type="float" office:value="100560" calcext:value-type="float">
            <text:p>100560</text:p>
          </table:table-cell>
          <table:table-cell office:value-type="float" office:value="122701" calcext:value-type="float">
            <text:p>122701</text:p>
          </table:table-cell>
          <table:table-cell office:value-type="float" office:value="137134" calcext:value-type="float">
            <text:p>137134</text:p>
          </table:table-cell>
          <table:table-cell office:value-type="float" office:value="150372" calcext:value-type="float">
            <text:p>150372</text:p>
          </table:table-cell>
        </table:table-row>
        <table:table-row table:style-name="ro2">
          <table:table-cell office:value-type="string" calcext:value-type="string">
            <text:p><text:a xlink:href="javascript:sym(28673)" xlink:type="simple">Dinalupihan</text:a></text:p>
          </table:table-cell>
          <table:table-cell office:value-type="string" calcext:value-type="string">
            <text:p>LUZ</text:p>
          </table:table-cell>
          <table:table-cell office:value-type="float" office:value="64409" calcext:value-type="float">
            <text:p>64409</text:p>
          </table:table-cell>
          <table:table-cell office:value-type="float" office:value="80326" calcext:value-type="float">
            <text:p>80326</text:p>
          </table:table-cell>
          <table:table-cell office:value-type="float" office:value="86322" calcext:value-type="float">
            <text:p>86322</text:p>
          </table:table-cell>
          <table:table-cell office:value-type="float" office:value="95422" calcext:value-type="float">
            <text:p>95422</text:p>
          </table:table-cell>
        </table:table-row>
        <table:table-row table:style-name="ro2">
          <table:table-cell office:value-type="string" calcext:value-type="string">
            <text:p><text:a xlink:href="javascript:sym(14314)" xlink:type="simple">Dipolog</text:a></text:p>
          </table:table-cell>
          <table:table-cell office:value-type="string" calcext:value-type="string">
            <text:p>MIN</text:p>
          </table:table-cell>
          <table:table-cell office:value-type="float" office:value="86398" calcext:value-type="float">
            <text:p>86398</text:p>
          </table:table-cell>
          <table:table-cell office:value-type="float" office:value="106115" calcext:value-type="float">
            <text:p>106115</text:p>
          </table:table-cell>
          <table:table-cell office:value-type="float" office:value="114962" calcext:value-type="float">
            <text:p>114962</text:p>
          </table:table-cell>
          <table:table-cell office:value-type="float" office:value="121879" calcext:value-type="float">
            <text:p>121879</text:p>
          </table:table-cell>
        </table:table-row>
        <table:table-row table:style-name="ro2">
          <table:table-cell office:value-type="string" calcext:value-type="string">
            <text:p><text:a xlink:href="javascript:sym(10949)" xlink:type="simple">Dumaguete</text:a></text:p>
          </table:table-cell>
          <table:table-cell office:value-type="string" calcext:value-type="string">
            <text:p>VIZ</text:p>
          </table:table-cell>
          <table:table-cell office:value-type="float" office:value="134350" calcext:value-type="float">
            <text:p>134350</text:p>
          </table:table-cell>
          <table:table-cell office:value-type="float" office:value="167000" calcext:value-type="float">
            <text:p>167000</text:p>
          </table:table-cell>
          <table:table-cell office:value-type="float" office:value="185555" calcext:value-type="float">
            <text:p>185555</text:p>
          </table:table-cell>
          <table:table-cell office:value-type="float" office:value="193763" calcext:value-type="float">
            <text:p>193763</text:p>
          </table:table-cell>
        </table:table-row>
        <table:table-row table:style-name="ro2">
          <table:table-cell office:value-type="string" calcext:value-type="string">
            <text:p><text:a xlink:href="javascript:sym(28663)" xlink:type="simple">Floridablanca</text:a></text:p>
          </table:table-cell>
          <table:table-cell office:value-type="string" calcext:value-type="string">
            <text:p>LUZ</text:p>
          </table:table-cell>
          <table:table-cell office:value-type="float" office:value="67673" calcext:value-type="float">
            <text:p>67673</text:p>
          </table:table-cell>
          <table:table-cell office:value-type="float" office:value="85974" calcext:value-type="float">
            <text:p>85974</text:p>
          </table:table-cell>
          <table:table-cell office:value-type="float" office:value="95672" calcext:value-type="float">
            <text:p>95672</text:p>
          </table:table-cell>
          <table:table-cell office:value-type="float" office:value="102064" calcext:value-type="float">
            <text:p>102064</text:p>
          </table:table-cell>
        </table:table-row>
        <table:table-row table:style-name="ro2">
          <table:table-cell office:value-type="string" calcext:value-type="string">
            <text:p><text:a xlink:href="javascript:sym(25058)" xlink:type="simple">Gapan</text:a></text:p>
          </table:table-cell>
          <table:table-cell office:value-type="string" calcext:value-type="string">
            <text:p>LUZ</text:p>
          </table:table-cell>
          <table:table-cell office:value-type="float" office:value="88929" calcext:value-type="float">
            <text:p>88929</text:p>
          </table:table-cell>
          <table:table-cell office:value-type="float" office:value="99760" calcext:value-type="float">
            <text:p>9976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16747" calcext:value-type="float">
            <text:p>116747</text:p>
          </table:table-cell>
        </table:table-row>
        <table:table-row table:style-name="ro3">
          <table:table-cell office:value-type="string" calcext:value-type="string">
            <text:p><text:a xlink:href="javascript:sym(3609)" xlink:type="simple">General Santos</text:a> (Dadiangas)</text:p>
          </table:table-cell>
          <table:table-cell office:value-type="string" calcext:value-type="string">
            <text:p>MIN</text:p>
          </table:table-cell>
          <table:table-cell office:value-type="float" office:value="387222" calcext:value-type="float">
            <text:p>387222</text:p>
          </table:table-cell>
          <table:table-cell office:value-type="float" office:value="504146" calcext:value-type="float">
            <text:p>504146</text:p>
          </table:table-cell>
          <table:table-cell office:value-type="float" office:value="554158" calcext:value-type="float">
            <text:p>554158</text:p>
          </table:table-cell>
          <table:table-cell office:value-type="float" office:value="646172" calcext:value-type="float">
            <text:p>646172</text:p>
          </table:table-cell>
        </table:table-row>
        <table:table-row table:style-name="ro2">
          <table:table-cell office:value-type="string" calcext:value-type="string">
            <text:p><text:a xlink:href="javascript:sym(11928)" xlink:type="simple">Gingoog</text:a></text:p>
          </table:table-cell>
          <table:table-cell office:value-type="string" calcext:value-type="string">
            <text:p>MIN</text:p>
          </table:table-cell>
          <table:table-cell office:value-type="float" office:value="34505" calcext:value-type="float">
            <text:p>34505</text:p>
          </table:table-cell>
          <table:table-cell office:value-type="float" office:value="42838" calcext:value-type="float">
            <text:p>42838</text:p>
          </table:table-cell>
          <table:table-cell office:value-type="float" office:value="44594" calcext:value-type="float">
            <text:p>44594</text:p>
          </table:table-cell>
          <table:table-cell office:value-type="float" office:value="46717" calcext:value-type="float">
            <text:p>46717</text:p>
          </table:table-cell>
        </table:table-row>
        <table:table-row table:style-name="ro2">
          <table:table-cell office:value-type="string" calcext:value-type="string">
            <text:p><text:a xlink:href="javascript:sym(10948)" xlink:type="simple">Guagua</text:a></text:p>
          </table:table-cell>
          <table:table-cell office:value-type="string" calcext:value-type="string">
            <text:p>LUZ</text:p>
          </table:table-cell>
          <table:table-cell office:value-type="float" office:value="240364" calcext:value-type="float">
            <text:p>240364</text:p>
          </table:table-cell>
          <table:table-cell office:value-type="float" office:value="287739" calcext:value-type="float">
            <text:p>287739</text:p>
          </table:table-cell>
          <table:table-cell office:value-type="float" office:value="306922" calcext:value-type="float">
            <text:p>306922</text:p>
          </table:table-cell>
          <table:table-cell office:value-type="float" office:value="340206" calcext:value-type="float">
            <text:p>340206</text:p>
          </table:table-cell>
        </table:table-row>
        <table:table-row table:style-name="ro2">
          <table:table-cell office:value-type="string" calcext:value-type="string">
            <text:p><text:a xlink:href="javascript:sym(3610)" xlink:type="simple">Iligan</text:a></text:p>
          </table:table-cell>
          <table:table-cell office:value-type="string" calcext:value-type="string">
            <text:p>MIN</text:p>
          </table:table-cell>
          <table:table-cell office:value-type="float" office:value="244513" calcext:value-type="float">
            <text:p>244513</text:p>
          </table:table-cell>
          <table:table-cell office:value-type="float" office:value="279050" calcext:value-type="float">
            <text:p>279050</text:p>
          </table:table-cell>
          <table:table-cell office:value-type="float" office:value="291594" calcext:value-type="float">
            <text:p>291594</text:p>
          </table:table-cell>
          <table:table-cell office:value-type="float" office:value="310577" calcext:value-type="float">
            <text:p>310577</text:p>
          </table:table-cell>
        </table:table-row>
        <table:table-row table:style-name="ro2">
          <table:table-cell office:value-type="string" calcext:value-type="string">
            <text:p><text:a xlink:href="javascript:sym(3611)" xlink:type="simple">Iloilo</text:a></text:p>
          </table:table-cell>
          <table:table-cell office:value-type="string" calcext:value-type="string">
            <text:p>VIZ</text:p>
          </table:table-cell>
          <table:table-cell office:value-type="float" office:value="452420" calcext:value-type="float">
            <text:p>452420</text:p>
          </table:table-cell>
          <table:table-cell office:value-type="float" office:value="535409" calcext:value-type="float">
            <text:p>535409</text:p>
          </table:table-cell>
          <table:table-cell office:value-type="float" office:value="575926" calcext:value-type="float">
            <text:p>575926</text:p>
          </table:table-cell>
          <table:table-cell office:value-type="float" office:value="604198" calcext:value-type="float">
            <text:p>604198</text:p>
          </table:table-cell>
        </table:table-row>
        <table:table-row table:style-name="ro2">
          <table:table-cell office:value-type="string" calcext:value-type="string">
            <text:p><text:a xlink:href="javascript:sym(28724)" xlink:type="simple">Ipil</text:a></text:p>
          </table:table-cell>
          <table:table-cell office:value-type="string" calcext:value-type="string">
            <text:p>MIN</text:p>
          </table:table-cell>
          <table:table-cell office:value-type="float" office:value="34343" calcext:value-type="float">
            <text:p>34343</text:p>
          </table:table-cell>
          <table:table-cell office:value-type="float" office:value="43542" calcext:value-type="float">
            <text:p>43542</text:p>
          </table:table-cell>
          <table:table-cell office:value-type="float" office:value="50474" calcext:value-type="float">
            <text:p>50474</text:p>
          </table:table-cell>
          <table:table-cell office:value-type="float" office:value="58894" calcext:value-type="float">
            <text:p>58894</text:p>
          </table:table-cell>
        </table:table-row>
        <table:table-row table:style-name="ro2">
          <table:table-cell office:value-type="string" calcext:value-type="string">
            <text:p><text:a xlink:href="javascript:sym(14298)" xlink:type="simple">Iriga</text:a></text:p>
          </table:table-cell>
          <table:table-cell office:value-type="string" calcext:value-type="string">
            <text:p>LUZ</text:p>
          </table:table-cell>
          <table:table-cell office:value-type="float" office:value="76621" calcext:value-type="float">
            <text:p>76621</text:p>
          </table:table-cell>
          <table:table-cell office:value-type="float" office:value="90435" calcext:value-type="float">
            <text:p>90435</text:p>
          </table:table-cell>
          <table:table-cell office:value-type="float" office:value="94947" calcext:value-type="float">
            <text:p>94947</text:p>
          </table:table-cell>
          <table:table-cell office:value-type="float" office:value="99168" calcext:value-type="float">
            <text:p>99168</text:p>
          </table:table-cell>
        </table:table-row>
        <table:table-row table:style-name="ro2">
          <table:table-cell office:value-type="string" calcext:value-type="string">
            <text:p><text:a xlink:href="javascript:sym(25060)" xlink:type="simple">Isabela</text:a></text:p>
          </table:table-cell>
          <table:table-cell office:value-type="string" calcext:value-type="string">
            <text:p>MIN</text:p>
          </table:table-cell>
          <table:table-cell office:value-type="float" office:value="42776" calcext:value-type="float">
            <text:p>42776</text:p>
          </table:table-cell>
          <table:table-cell office:value-type="float" office:value="57464" calcext:value-type="float">
            <text:p>57464</text:p>
          </table:table-cell>
          <table:table-cell office:value-type="float" office:value="64067" calcext:value-type="float">
            <text:p>64067</text:p>
          </table:table-cell>
          <table:table-cell office:value-type="float" office:value="74416" calcext:value-type="float">
            <text:p>74416</text:p>
          </table:table-cell>
        </table:table-row>
        <table:table-row table:style-name="ro2">
          <table:table-cell office:value-type="string" calcext:value-type="string">
            <text:p><text:a xlink:href="javascript:sym(28689)" xlink:type="simple">Isulan</text:a></text:p>
          </table:table-cell>
          <table:table-cell office:value-type="string" calcext:value-type="string">
            <text:p>MIN</text:p>
          </table:table-cell>
          <table:table-cell office:value-type="float" office:value="31764" calcext:value-type="float">
            <text:p>31764</text:p>
          </table:table-cell>
          <table:table-cell office:value-type="float" office:value="40713" calcext:value-type="float">
            <text:p>40713</text:p>
          </table:table-cell>
          <table:table-cell office:value-type="float" office:value="42997" calcext:value-type="float">
            <text:p>42997</text:p>
          </table:table-cell>
          <table:table-cell office:value-type="float" office:value="45255" calcext:value-type="float">
            <text:p>45255</text:p>
          </table:table-cell>
        </table:table-row>
        <table:table-row table:style-name="ro2">
          <table:table-cell office:value-type="string" calcext:value-type="string">
            <text:p><text:a xlink:href="javascript:sym(10951)" xlink:type="simple">Jolo</text:a></text:p>
          </table:table-cell>
          <table:table-cell office:value-type="string" calcext:value-type="string">
            <text:p>MIN</text:p>
          </table:table-cell>
          <table:table-cell office:value-type="float" office:value="101748" calcext:value-type="float">
            <text:p>101748</text:p>
          </table:table-cell>
          <table:table-cell office:value-type="float" office:value="139418" calcext:value-type="float">
            <text:p>139418</text:p>
          </table:table-cell>
          <table:table-cell office:value-type="float" office:value="165002" calcext:value-type="float">
            <text:p>165002</text:p>
          </table:table-cell>
          <table:table-cell office:value-type="float" office:value="188490" calcext:value-type="float">
            <text:p>188490</text:p>
          </table:table-cell>
        </table:table-row>
        <table:table-row table:style-name="ro2">
          <table:table-cell office:value-type="string" calcext:value-type="string">
            <text:p><text:a xlink:href="javascript:sym(32868)" xlink:type="simple">Kabankalan</text:a></text:p>
          </table:table-cell>
          <table:table-cell office:value-type="string" calcext:value-type="string">
            <text:p>VIZ</text:p>
          </table:table-cell>
          <table:table-cell office:value-type="float" office:value="33966" calcext:value-type="float">
            <text:p>33966</text:p>
          </table:table-cell>
          <table:table-cell office:value-type="float" office:value="40253" calcext:value-type="float">
            <text:p>40253</text:p>
          </table:table-cell>
          <table:table-cell office:value-type="float" office:value="44262" calcext:value-type="float">
            <text:p>44262</text:p>
          </table:table-cell>
          <table:table-cell office:value-type="float" office:value="48558" calcext:value-type="float">
            <text:p>48558</text:p>
          </table:table-cell>
        </table:table-row>
        <table:table-row table:style-name="ro2">
          <table:table-cell office:value-type="string" calcext:value-type="string">
            <text:p><text:a xlink:href="javascript:sym(28635)" xlink:type="simple">Kalibo</text:a></text:p>
          </table:table-cell>
          <table:table-cell office:value-type="string" calcext:value-type="string">
            <text:p>VIZ</text:p>
          </table:table-cell>
          <table:table-cell office:value-type="float" office:value="83309" calcext:value-type="float">
            <text:p>83309</text:p>
          </table:table-cell>
          <table:table-cell office:value-type="float" office:value="99884" calcext:value-type="float">
            <text:p>99884</text:p>
          </table:table-cell>
          <table:table-cell office:value-type="float" office:value="107482" calcext:value-type="float">
            <text:p>107482</text:p>
          </table:table-cell>
          <table:table-cell office:value-type="float" office:value="119804" calcext:value-type="float">
            <text:p>119804</text:p>
          </table:table-cell>
        </table:table-row>
        <table:table-row table:style-name="ro2">
          <table:table-cell office:value-type="string" calcext:value-type="string">
            <text:p><text:a xlink:href="javascript:sym(14304)" xlink:type="simple">Kidapawan</text:a></text:p>
          </table:table-cell>
          <table:table-cell office:value-type="string" calcext:value-type="string">
            <text:p>MIN</text:p>
          </table:table-cell>
          <table:table-cell office:value-type="float" office:value="53386" calcext:value-type="float">
            <text:p>53386</text:p>
          </table:table-cell>
          <table:table-cell office:value-type="float" office:value="65772" calcext:value-type="float">
            <text:p>65772</text:p>
          </table:table-cell>
          <table:table-cell office:value-type="float" office:value="74489" calcext:value-type="float">
            <text:p>74489</text:p>
          </table:table-cell>
          <table:table-cell office:value-type="float" office:value="83622" calcext:value-type="float">
            <text:p>83622</text:p>
          </table:table-cell>
        </table:table-row>
        <table:table-row table:style-name="ro2">
          <table:table-cell office:value-type="string" calcext:value-type="string">
            <text:p><text:a xlink:href="javascript:sym(3651)" xlink:type="simple">Koronadal</text:a></text:p>
          </table:table-cell>
          <table:table-cell office:value-type="string" calcext:value-type="string">
            <text:p>MIN</text:p>
          </table:table-cell>
          <table:table-cell office:value-type="float" office:value="87216" calcext:value-type="float">
            <text:p>87216</text:p>
          </table:table-cell>
          <table:table-cell office:value-type="float" office:value="104384" calcext:value-type="float">
            <text:p>104384</text:p>
          </table:table-cell>
          <table:table-cell office:value-type="float" office:value="115039" calcext:value-type="float">
            <text:p>115039</text:p>
          </table:table-cell>
          <table:table-cell office:value-type="float" office:value="128997" calcext:value-type="float">
            <text:p>128997</text:p>
          </table:table-cell>
        </table:table-row>
        <table:table-row table:style-name="ro2">
          <table:table-cell office:value-type="string" calcext:value-type="string">
            <text:p><text:a xlink:href="javascript:sym(14307)" xlink:type="simple">Laoag</text:a></text:p>
          </table:table-cell>
          <table:table-cell office:value-type="string" calcext:value-type="string">
            <text:p>LUZ</text:p>
          </table:table-cell>
          <table:table-cell office:value-type="float" office:value="72374" calcext:value-type="float">
            <text:p>72374</text:p>
          </table:table-cell>
          <table:table-cell office:value-type="float" office:value="76078" calcext:value-type="float">
            <text:p>76078</text:p>
          </table:table-cell>
          <table:table-cell office:value-type="float" office:value="79636" calcext:value-type="float">
            <text:p>79636</text:p>
          </table:table-cell>
          <table:table-cell office:value-type="float" office:value="79625" calcext:value-type="float">
            <text:p>79625</text:p>
          </table:table-cell>
        </table:table-row>
        <table:table-row table:style-name="ro2">
          <table:table-cell office:value-type="string" calcext:value-type="string">
            <text:p><text:a xlink:href="javascript:sym(3614)" xlink:type="simple">Legazpi</text:a></text:p>
          </table:table-cell>
          <table:table-cell office:value-type="string" calcext:value-type="string">
            <text:p>LUZ</text:p>
          </table:table-cell>
          <table:table-cell office:value-type="float" office:value="212654" calcext:value-type="float">
            <text:p>212654</text:p>
          </table:table-cell>
          <table:table-cell office:value-type="float" office:value="225074" calcext:value-type="float">
            <text:p>225074</text:p>
          </table:table-cell>
          <table:table-cell office:value-type="float" office:value="242148" calcext:value-type="float">
            <text:p>242148</text:p>
          </table:table-cell>
          <table:table-cell office:value-type="float" office:value="255215" calcext:value-type="float">
            <text:p>255215</text:p>
          </table:table-cell>
        </table:table-row>
        <table:table-row table:style-name="ro2">
          <table:table-cell office:value-type="string" calcext:value-type="string">
            <text:p><text:a xlink:href="javascript:sym(28740)" xlink:type="simple">Limay</text:a></text:p>
          </table:table-cell>
          <table:table-cell office:value-type="string" calcext:value-type="string">
            <text:p>LUZ</text:p>
          </table:table-cell>
          <table:table-cell office:value-type="float" office:value="46620" calcext:value-type="float">
            <text:p>46620</text:p>
          </table:table-cell>
          <table:table-cell office:value-type="float" office:value="57207" calcext:value-type="float">
            <text:p>57207</text:p>
          </table:table-cell>
          <table:table-cell office:value-type="float" office:value="68071" calcext:value-type="float">
            <text:p>68071</text:p>
          </table:table-cell>
          <table:table-cell office:value-type="float" office:value="78272" calcext:value-type="float">
            <text:p>78272</text:p>
          </table:table-cell>
        </table:table-row>
        <table:table-row table:style-name="ro2">
          <table:table-cell office:value-type="string" calcext:value-type="string">
            <text:p><text:a xlink:href="javascript:sym(28625)" xlink:type="simple">Lingayen</text:a></text:p>
          </table:table-cell>
          <table:table-cell office:value-type="string" calcext:value-type="string">
            <text:p>LUZ</text:p>
          </table:table-cell>
          <table:table-cell office:value-type="float" office:value="84724" calcext:value-type="float">
            <text:p>84724</text:p>
          </table:table-cell>
          <table:table-cell office:value-type="float" office:value="95366" calcext:value-type="float">
            <text:p>95366</text:p>
          </table:table-cell>
          <table:table-cell office:value-type="float" office:value="98553" calcext:value-type="float">
            <text:p>98553</text:p>
          </table:table-cell>
          <table:table-cell office:value-type="float" office:value="102680" calcext:value-type="float">
            <text:p>102680</text:p>
          </table:table-cell>
        </table:table-row>
        <table:table-row table:style-name="ro2">
          <table:table-cell office:value-type="string" calcext:value-type="string">
            <text:p><text:a xlink:href="javascript:sym(3615)" xlink:type="simple">Lipa</text:a></text:p>
          </table:table-cell>
          <table:table-cell office:value-type="string" calcext:value-type="string">
            <text:p>LUZ</text:p>
          </table:table-cell>
          <table:table-cell office:value-type="float" office:value="215583" calcext:value-type="float">
            <text:p>215583</text:p>
          </table:table-cell>
          <table:table-cell office:value-type="float" office:value="280802" calcext:value-type="float">
            <text:p>280802</text:p>
          </table:table-cell>
          <table:table-cell office:value-type="float" office:value="329156" calcext:value-type="float">
            <text:p>329156</text:p>
          </table:table-cell>
          <table:table-cell office:value-type="float" office:value="368712" calcext:value-type="float">
            <text:p>368712</text:p>
          </table:table-cell>
        </table:table-row>
        <table:table-row table:style-name="ro2">
          <table:table-cell office:value-type="string" calcext:value-type="string">
            <text:p><text:a xlink:href="javascript:sym(3616)" xlink:type="simple">Lucena</text:a></text:p>
          </table:table-cell>
          <table:table-cell office:value-type="string" calcext:value-type="string">
            <text:p>LUZ</text:p>
          </table:table-cell>
          <table:table-cell office:value-type="float" office:value="217770" calcext:value-type="float">
            <text:p>217770</text:p>
          </table:table-cell>
          <table:table-cell office:value-type="float" office:value="280361" calcext:value-type="float">
            <text:p>280361</text:p>
          </table:table-cell>
          <table:table-cell office:value-type="float" office:value="306855" calcext:value-type="float">
            <text:p>306855</text:p>
          </table:table-cell>
          <table:table-cell office:value-type="float" office:value="325520" calcext:value-type="float">
            <text:p>325520</text:p>
          </table:table-cell>
        </table:table-row>
        <table:table-row table:style-name="ro2">
          <table:table-cell office:value-type="string" calcext:value-type="string">
            <text:p><text:a xlink:href="javascript:sym(8517)" xlink:type="simple">Malaybalay</text:a></text:p>
          </table:table-cell>
          <table:table-cell office:value-type="string" calcext:value-type="string">
            <text:p>MIN</text:p>
          </table:table-cell>
          <table:table-cell office:value-type="float" office:value="40764" calcext:value-type="float">
            <text:p>40764</text:p>
          </table:table-cell>
          <table:table-cell office:value-type="float" office:value="54785" calcext:value-type="float">
            <text:p>54785</text:p>
          </table:table-cell>
          <table:table-cell office:value-type="float" office:value="61577" calcext:value-type="float">
            <text:p>61577</text:p>
          </table:table-cell>
          <table:table-cell office:value-type="float" office:value="65143" calcext:value-type="float">
            <text:p>65143</text:p>
          </table:table-cell>
        </table:table-row>
        <table:table-row table:style-name="ro2">
          <table:table-cell office:value-type="string" calcext:value-type="string">
            <text:p><text:a xlink:href="javascript:sym(14319)" xlink:type="simple">Manaoag</text:a></text:p>
          </table:table-cell>
          <table:table-cell office:value-type="string" calcext:value-type="string">
            <text:p>LUZ</text:p>
          </table:table-cell>
          <table:table-cell office:value-type="float" office:value="39582" calcext:value-type="float">
            <text:p>39582</text:p>
          </table:table-cell>
          <table:table-cell office:value-type="float" office:value="46476" calcext:value-type="float">
            <text:p>46476</text:p>
          </table:table-cell>
          <table:table-cell office:value-type="float" office:value="50070" calcext:value-type="float">
            <text:p>50070</text:p>
          </table:table-cell>
          <table:table-cell office:value-type="float" office:value="54282" calcext:value-type="float">
            <text:p>54282</text:p>
          </table:table-cell>
        </table:table-row>
        <table:table-row table:style-name="ro2">
          <table:table-cell office:value-type="string" calcext:value-type="string">
            <text:p><text:a xlink:href="javascript:sym(3621)" xlink:type="simple">Manila</text:a></text:p>
          </table:table-cell>
          <table:table-cell office:value-type="string" calcext:value-type="string">
            <text:p>LUZ</text:p>
          </table:table-cell>
          <table:table-cell office:value-type="float" office:value="15680830" calcext:value-type="float">
            <text:p>15680830</text:p>
          </table:table-cell>
          <table:table-cell office:value-type="float" office:value="20779116" calcext:value-type="float">
            <text:p>20779116</text:p>
          </table:table-cell>
          <table:table-cell office:value-type="float" office:value="23333471" calcext:value-type="float">
            <text:p>23333471</text:p>
          </table:table-cell>
          <table:table-cell office:value-type="float" office:value="25439818" calcext:value-type="float">
            <text:p>25439818</text:p>
          </table:table-cell>
        </table:table-row>
        <table:table-row table:style-name="ro2">
          <table:table-cell office:value-type="string" calcext:value-type="string">
            <text:p><text:a xlink:href="javascript:sym(8513)" xlink:type="simple">Marawi</text:a></text:p>
          </table:table-cell>
          <table:table-cell office:value-type="string" calcext:value-type="string">
            <text:p>MIN</text:p>
          </table:table-cell>
          <table:table-cell office:value-type="float" office:value="25142" calcext:value-type="float">
            <text:p>25142</text:p>
          </table:table-cell>
          <table:table-cell office:value-type="float" office:value="198026" calcext:value-type="float">
            <text:p>198026</text:p>
          </table:table-cell>
          <table:table-cell office:value-type="float" office:value="215914" calcext:value-type="float">
            <text:p>215914</text:p>
          </table:table-cell>
          <table:table-cell office:value-type="float" office:value="223373" calcext:value-type="float">
            <text:p>223373</text:p>
          </table:table-cell>
        </table:table-row>
        <table:table-row table:style-name="ro2">
          <table:table-cell office:value-type="string" calcext:value-type="string">
            <text:p><text:a xlink:href="javascript:sym(10957)" xlink:type="simple">Mariveles</text:a></text:p>
          </table:table-cell>
          <table:table-cell office:value-type="string" calcext:value-type="string">
            <text:p>LUZ</text:p>
          </table:table-cell>
          <table:table-cell office:value-type="float" office:value="75710" calcext:value-type="float">
            <text:p>75710</text:p>
          </table:table-cell>
          <table:table-cell office:value-type="float" office:value="99429" calcext:value-type="float">
            <text:p>99429</text:p>
          </table:table-cell>
          <table:table-cell office:value-type="float" office:value="111315" calcext:value-type="float">
            <text:p>111315</text:p>
          </table:table-cell>
          <table:table-cell office:value-type="float" office:value="130827" calcext:value-type="float">
            <text:p>130827</text:p>
          </table:table-cell>
        </table:table-row>
        <table:table-row table:style-name="ro2">
          <table:table-cell office:value-type="string" calcext:value-type="string">
            <text:p><text:a xlink:href="javascript:sym(14299)" xlink:type="simple">Masbate</text:a></text:p>
          </table:table-cell>
          <table:table-cell office:value-type="string" calcext:value-type="string">
            <text:p>LUZ</text:p>
          </table:table-cell>
          <table:table-cell office:value-type="float" office:value="42419" calcext:value-type="float">
            <text:p>42419</text:p>
          </table:table-cell>
          <table:table-cell office:value-type="float" office:value="50667" calcext:value-type="float">
            <text:p>50667</text:p>
          </table:table-cell>
          <table:table-cell office:value-type="float" office:value="54743" calcext:value-type="float">
            <text:p>54743</text:p>
          </table:table-cell>
          <table:table-cell office:value-type="float" office:value="59397" calcext:value-type="float">
            <text:p>59397</text:p>
          </table:table-cell>
        </table:table-row>
        <table:table-row table:style-name="ro2">
          <table:table-cell office:value-type="string" calcext:value-type="string">
            <text:p><text:a xlink:href="javascript:sym(28613)" xlink:type="simple">Mati</text:a></text:p>
          </table:table-cell>
          <table:table-cell office:value-type="string" calcext:value-type="string">
            <text:p>MIN</text:p>
          </table:table-cell>
          <table:table-cell office:value-type="float" office:value="54231" calcext:value-type="float">
            <text:p>54231</text:p>
          </table:table-cell>
          <table:table-cell office:value-type="float" office:value="68540" calcext:value-type="float">
            <text:p>68540</text:p>
          </table:table-cell>
          <table:table-cell office:value-type="float" office:value="78288" calcext:value-type="float">
            <text:p>78288</text:p>
          </table:table-cell>
          <table:table-cell office:value-type="float" office:value="79811" calcext:value-type="float">
            <text:p>79811</text:p>
          </table:table-cell>
        </table:table-row>
        <table:table-row table:style-name="ro2">
          <table:table-cell office:value-type="string" calcext:value-type="string">
            <text:p><text:a xlink:href="javascript:sym(28650)" xlink:type="simple">Morong</text:a></text:p>
          </table:table-cell>
          <table:table-cell office:value-type="string" calcext:value-type="string">
            <text:p>LUZ</text:p>
          </table:table-cell>
          <table:table-cell office:value-type="float" office:value="42489" calcext:value-type="float">
            <text:p>42489</text:p>
          </table:table-cell>
          <table:table-cell office:value-type="float" office:value="52194" calcext:value-type="float">
            <text:p>52194</text:p>
          </table:table-cell>
          <table:table-cell office:value-type="float" office:value="58118" calcext:value-type="float">
            <text:p>58118</text:p>
          </table:table-cell>
          <table:table-cell office:value-type="float" office:value="71151" calcext:value-type="float">
            <text:p>71151</text:p>
          </table:table-cell>
        </table:table-row>
        <table:table-row table:style-name="ro2">
          <table:table-cell office:value-type="string" calcext:value-type="string">
            <text:p><text:a xlink:href="javascript:sym(3625)" xlink:type="simple">Naga</text:a></text:p>
          </table:table-cell>
          <table:table-cell office:value-type="string" calcext:value-type="string">
            <text:p>LUZ</text:p>
          </table:table-cell>
          <table:table-cell office:value-type="float" office:value="40864" calcext:value-type="float">
            <text:p>40864</text:p>
          </table:table-cell>
          <table:table-cell office:value-type="float" office:value="237539" calcext:value-type="float">
            <text:p>237539</text:p>
          </table:table-cell>
          <table:table-cell office:value-type="float" office:value="261689" calcext:value-type="float">
            <text:p>261689</text:p>
          </table:table-cell>
          <table:table-cell office:value-type="float" office:value="276661" calcext:value-type="float">
            <text:p>276661</text:p>
          </table:table-cell>
        </table:table-row>
        <table:table-row table:style-name="ro2">
          <table:table-cell office:value-type="string" calcext:value-type="string">
            <text:p><text:a xlink:href="javascript:sym(28633)" xlink:type="simple">Naic</text:a></text:p>
          </table:table-cell>
          <table:table-cell office:value-type="string" calcext:value-type="string">
            <text:p>LUZ</text:p>
          </table:table-cell>
          <table:table-cell office:value-type="float" office:value="61983" calcext:value-type="float">
            <text:p>61983</text:p>
          </table:table-cell>
          <table:table-cell office:value-type="float" office:value="75595" calcext:value-type="float">
            <text:p>75595</text:p>
          </table:table-cell>
          <table:table-cell office:value-type="float" office:value="96283" calcext:value-type="float">
            <text:p>96283</text:p>
          </table:table-cell>
          <table:table-cell office:value-type="float" office:value="145581" calcext:value-type="float">
            <text:p>145581</text:p>
          </table:table-cell>
        </table:table-row>
        <table:table-row table:style-name="ro2">
          <table:table-cell office:value-type="string" calcext:value-type="string">
            <text:p><text:a xlink:href="javascript:sym(32855)" xlink:type="simple">Nasugbu</text:a></text:p>
          </table:table-cell>
          <table:table-cell office:value-type="string" calcext:value-type="string">
            <text:p>LUZ</text:p>
          </table:table-cell>
          <table:table-cell office:value-type="float" office:value="48417" calcext:value-type="float">
            <text:p>48417</text:p>
          </table:table-cell>
          <table:table-cell office:value-type="float" office:value="59816" calcext:value-type="float">
            <text:p>59816</text:p>
          </table:table-cell>
          <table:table-cell office:value-type="float" office:value="65426" calcext:value-type="float">
            <text:p>65426</text:p>
          </table:table-cell>
          <table:table-cell office:value-type="float" office:value="63696" calcext:value-type="float">
            <text:p>63696</text:p>
          </table:table-cell>
        </table:table-row>
        <table:table-row table:style-name="ro2">
          <table:table-cell office:value-type="string" calcext:value-type="string">
            <text:p><text:a xlink:href="javascript:sym(28662)" xlink:type="simple">Norzagaray</text:a></text:p>
          </table:table-cell>
          <table:table-cell office:value-type="string" calcext:value-type="string">
            <text:p>LUZ</text:p>
          </table:table-cell>
          <table:table-cell office:value-type="float" office:value="59276" calcext:value-type="float">
            <text:p>59276</text:p>
          </table:table-cell>
          <table:table-cell office:value-type="float" office:value="78230" calcext:value-type="float">
            <text:p>78230</text:p>
          </table:table-cell>
          <table:table-cell office:value-type="float" office:value="84765" calcext:value-type="float">
            <text:p>84765</text:p>
          </table:table-cell>
          <table:table-cell office:value-type="float" office:value="104710" calcext:value-type="float">
            <text:p>104710</text:p>
          </table:table-cell>
        </table:table-row>
        <table:table-row table:style-name="ro2">
          <table:table-cell office:value-type="string" calcext:value-type="string">
            <text:p><text:a xlink:href="javascript:sym(3627)" xlink:type="simple">Olongapo</text:a></text:p>
          </table:table-cell>
          <table:table-cell office:value-type="string" calcext:value-type="string">
            <text:p>LUZ</text:p>
          </table:table-cell>
          <table:table-cell office:value-type="float" office:value="255132" calcext:value-type="float">
            <text:p>255132</text:p>
          </table:table-cell>
          <table:table-cell office:value-type="float" office:value="307841" calcext:value-type="float">
            <text:p>307841</text:p>
          </table:table-cell>
          <table:table-cell office:value-type="float" office:value="333797" calcext:value-type="float">
            <text:p>333797</text:p>
          </table:table-cell>
          <table:table-cell office:value-type="float" office:value="367583" calcext:value-type="float">
            <text:p>367583</text:p>
          </table:table-cell>
        </table:table-row>
        <table:table-row table:style-name="ro2">
          <table:table-cell office:value-type="string" calcext:value-type="string">
            <text:p><text:a xlink:href="javascript:sym(28647)" xlink:type="simple">Orani</text:a></text:p>
          </table:table-cell>
          <table:table-cell office:value-type="string" calcext:value-type="string">
            <text:p>LUZ</text:p>
          </table:table-cell>
          <table:table-cell office:value-type="float" office:value="66827" calcext:value-type="float">
            <text:p>66827</text:p>
          </table:table-cell>
          <table:table-cell office:value-type="float" office:value="77728" calcext:value-type="float">
            <text:p>77728</text:p>
          </table:table-cell>
          <table:table-cell office:value-type="float" office:value="82254" calcext:value-type="float">
            <text:p>82254</text:p>
          </table:table-cell>
          <table:table-cell office:value-type="float" office:value="86545" calcext:value-type="float">
            <text:p>86545</text:p>
          </table:table-cell>
        </table:table-row>
        <table:table-row table:style-name="ro2">
          <table:table-cell office:value-type="string" calcext:value-type="string">
            <text:p><text:a xlink:href="javascript:sym(3628)" xlink:type="simple">Ormoc</text:a></text:p>
          </table:table-cell>
          <table:table-cell office:value-type="string" calcext:value-type="string">
            <text:p>VIZ</text:p>
          </table:table-cell>
          <table:table-cell office:value-type="float" office:value="74768" calcext:value-type="float">
            <text:p>74768</text:p>
          </table:table-cell>
          <table:table-cell office:value-type="float" office:value="94624" calcext:value-type="float">
            <text:p>94624</text:p>
          </table:table-cell>
          <table:table-cell office:value-type="float" office:value="102284" calcext:value-type="float">
            <text:p>102284</text:p>
          </table:table-cell>
          <table:table-cell office:value-type="float" office:value="105617" calcext:value-type="float">
            <text:p>105617</text:p>
          </table:table-cell>
        </table:table-row>
        <table:table-row table:style-name="ro2">
          <table:table-cell office:value-type="string" calcext:value-type="string">
            <text:p><text:a xlink:href="javascript:sym(14308)" xlink:type="simple">Oroquieta</text:a></text:p>
          </table:table-cell>
          <table:table-cell office:value-type="string" calcext:value-type="string">
            <text:p>MIN</text:p>
          </table:table-cell>
          <table:table-cell office:value-type="float" office:value="46355" calcext:value-type="float">
            <text:p>46355</text:p>
          </table:table-cell>
          <table:table-cell office:value-type="float" office:value="53729" calcext:value-type="float">
            <text:p>53729</text:p>
          </table:table-cell>
          <table:table-cell office:value-type="float" office:value="54359" calcext:value-type="float">
            <text:p>54359</text:p>
          </table:table-cell>
          <table:table-cell office:value-type="float" office:value="55229" calcext:value-type="float">
            <text:p>55229</text:p>
          </table:table-cell>
        </table:table-row>
        <table:table-row table:style-name="ro2">
          <table:table-cell office:value-type="string" calcext:value-type="string">
            <text:p><text:a xlink:href="javascript:sym(8512)" xlink:type="simple">Ozamis</text:a></text:p>
          </table:table-cell>
          <table:table-cell office:value-type="string" calcext:value-type="string">
            <text:p>MIN</text:p>
          </table:table-cell>
          <table:table-cell office:value-type="float" office:value="84306" calcext:value-type="float">
            <text:p>84306</text:p>
          </table:table-cell>
          <table:table-cell office:value-type="float" office:value="101849" calcext:value-type="float">
            <text:p>101849</text:p>
          </table:table-cell>
          <table:table-cell office:value-type="float" office:value="109499" calcext:value-type="float">
            <text:p>109499</text:p>
          </table:table-cell>
          <table:table-cell office:value-type="float" office:value="109574" calcext:value-type="float">
            <text:p>109574</text:p>
          </table:table-cell>
        </table:table-row>
        <table:table-row table:style-name="ro2">
          <table:table-cell office:value-type="string" calcext:value-type="string">
            <text:p><text:a xlink:href="javascript:sym(35186)" xlink:type="simple">Padre Garcia</text:a></text:p>
          </table:table-cell>
          <table:table-cell office:value-type="string" calcext:value-type="string">
            <text:p>LUZ</text:p>
          </table:table-cell>
          <table:table-cell office:value-type="float" office:value="51914" calcext:value-type="float">
            <text:p>51914</text:p>
          </table:table-cell>
          <table:table-cell office:value-type="float" office:value="66856" calcext:value-type="float">
            <text:p>66856</text:p>
          </table:table-cell>
          <table:table-cell office:value-type="float" office:value="73586" calcext:value-type="float">
            <text:p>73586</text:p>
          </table:table-cell>
          <table:table-cell office:value-type="float" office:value="81158" calcext:value-type="float">
            <text:p>81158</text:p>
          </table:table-cell>
        </table:table-row>
        <table:table-row table:style-name="ro2">
          <table:table-cell office:value-type="string" calcext:value-type="string">
            <text:p><text:a xlink:href="javascript:sym(3629)" xlink:type="simple">Pagadian</text:a></text:p>
          </table:table-cell>
          <table:table-cell office:value-type="string" calcext:value-type="string">
            <text:p>MIN</text:p>
          </table:table-cell>
          <table:table-cell office:value-type="float" office:value="111116" calcext:value-type="float">
            <text:p>111116</text:p>
          </table:table-cell>
          <table:table-cell office:value-type="float" office:value="144045" calcext:value-type="float">
            <text:p>144045</text:p>
          </table:table-cell>
          <table:table-cell office:value-type="float" office:value="153724" calcext:value-type="float">
            <text:p>153724</text:p>
          </table:table-cell>
          <table:table-cell office:value-type="float" office:value="163921" calcext:value-type="float">
            <text:p>163921</text:p>
          </table:table-cell>
        </table:table-row>
        <table:table-row table:style-name="ro2">
          <table:table-cell office:value-type="string" calcext:value-type="string">
            <text:p><text:a xlink:href="javascript:sym(32853)" xlink:type="simple">Paniqui</text:a></text:p>
          </table:table-cell>
          <table:table-cell office:value-type="string" calcext:value-type="string">
            <text:p>LUZ</text:p>
          </table:table-cell>
          <table:table-cell office:value-type="float" office:value="41008" calcext:value-type="float">
            <text:p>41008</text:p>
          </table:table-cell>
          <table:table-cell office:value-type="float" office:value="45889" calcext:value-type="float">
            <text:p>45889</text:p>
          </table:table-cell>
          <table:table-cell office:value-type="float" office:value="48299" calcext:value-type="float">
            <text:p>48299</text:p>
          </table:table-cell>
          <table:table-cell office:value-type="float" office:value="52404" calcext:value-type="float">
            <text:p>52404</text:p>
          </table:table-cell>
        </table:table-row>
        <table:table-row table:style-name="ro2">
          <table:table-cell office:value-type="string" calcext:value-type="string">
            <text:p><text:a xlink:href="javascript:sym(28692)" xlink:type="simple">Pili</text:a></text:p>
          </table:table-cell>
          <table:table-cell office:value-type="string" calcext:value-type="string">
            <text:p>LUZ</text:p>
          </table:table-cell>
          <table:table-cell office:value-type="float" office:value="48398" calcext:value-type="float">
            <text:p>48398</text:p>
          </table:table-cell>
          <table:table-cell office:value-type="float" office:value="60048" calcext:value-type="float">
            <text:p>60048</text:p>
          </table:table-cell>
          <table:table-cell office:value-type="float" office:value="66036" calcext:value-type="float">
            <text:p>66036</text:p>
          </table:table-cell>
          <table:table-cell office:value-type="float" office:value="72371" calcext:value-type="float">
            <text:p>72371</text:p>
          </table:table-cell>
        </table:table-row>
        <table:table-row table:style-name="ro1">
          <table:table-cell office:value-type="string" calcext:value-type="string">
            <text:p><text:a xlink:href="javascript:sym(38574)" xlink:type="simple">Pinugay</text:a> (in: Baras Municipality)</text:p>
          </table:table-cell>
          <table:table-cell office:value-type="string" calcext:value-type="string">
            <text:p>LUZ</text:p>
          </table:table-cell>
          <table:table-cell office:value-type="float" office:value="4855" calcext:value-type="float">
            <text:p>4855</text:p>
          </table:table-cell>
          <table:table-cell office:value-type="float" office:value="7396" calcext:value-type="float">
            <text:p>7396</text:p>
          </table:table-cell>
          <table:table-cell office:value-type="float" office:value="38758" calcext:value-type="float">
            <text:p>38758</text:p>
          </table:table-cell>
          <table:table-cell office:value-type="float" office:value="50609" calcext:value-type="float">
            <text:p>50609</text:p>
          </table:table-cell>
        </table:table-row>
        <table:table-row table:style-name="ro2">
          <table:table-cell office:value-type="string" calcext:value-type="string">
            <text:p><text:a xlink:href="javascript:sym(14322)" xlink:type="simple">Polomolok</text:a></text:p>
          </table:table-cell>
          <table:table-cell office:value-type="string" calcext:value-type="string">
            <text:p>MIN</text:p>
          </table:table-cell>
          <table:table-cell office:value-type="float" office:value="65340" calcext:value-type="float">
            <text:p>65340</text:p>
          </table:table-cell>
          <table:table-cell office:value-type="float" office:value="85409" calcext:value-type="float">
            <text:p>85409</text:p>
          </table:table-cell>
          <table:table-cell office:value-type="float" office:value="94126" calcext:value-type="float">
            <text:p>94126</text:p>
          </table:table-cell>
          <table:table-cell office:value-type="float" office:value="106015" calcext:value-type="float">
            <text:p>106015</text:p>
          </table:table-cell>
        </table:table-row>
        <table:table-row table:style-name="ro2">
          <table:table-cell office:value-type="string" calcext:value-type="string">
            <text:p><text:a xlink:href="javascript:sym(28644)" xlink:type="simple">Porac</text:a></text:p>
          </table:table-cell>
          <table:table-cell office:value-type="string" calcext:value-type="string">
            <text:p>LUZ</text:p>
          </table:table-cell>
          <table:table-cell office:value-type="float" office:value="45860" calcext:value-type="float">
            <text:p>45860</text:p>
          </table:table-cell>
          <table:table-cell office:value-type="float" office:value="58904" calcext:value-type="float">
            <text:p>58904</text:p>
          </table:table-cell>
          <table:table-cell office:value-type="float" office:value="63827" calcext:value-type="float">
            <text:p>63827</text:p>
          </table:table-cell>
          <table:table-cell office:value-type="float" office:value="73271" calcext:value-type="float">
            <text:p>73271</text:p>
          </table:table-cell>
        </table:table-row>
        <table:table-row table:style-name="ro2">
          <table:table-cell office:value-type="string" calcext:value-type="string">
            <text:p><text:a xlink:href="javascript:sym(8511)" xlink:type="simple">Puerto Princesa</text:a></text:p>
          </table:table-cell>
          <table:table-cell office:value-type="string" calcext:value-type="string">
            <text:p>LUZ</text:p>
          </table:table-cell>
          <table:table-cell office:value-type="float" office:value="114817" calcext:value-type="float">
            <text:p>114817</text:p>
          </table:table-cell>
          <table:table-cell office:value-type="float" office:value="158976" calcext:value-type="float">
            <text:p>158976</text:p>
          </table:table-cell>
          <table:table-cell office:value-type="float" office:value="184806" calcext:value-type="float">
            <text:p>184806</text:p>
          </table:table-cell>
          <table:table-cell office:value-type="float" office:value="217077" calcext:value-type="float">
            <text:p>217077</text:p>
          </table:table-cell>
        </table:table-row>
        <table:table-row table:style-name="ro2">
          <table:table-cell office:value-type="string" calcext:value-type="string">
            <text:p><text:a xlink:href="javascript:sym(28731)" xlink:type="simple">Rosales</text:a></text:p>
          </table:table-cell>
          <table:table-cell office:value-type="string" calcext:value-type="string">
            <text:p>LUZ</text:p>
          </table:table-cell>
          <table:table-cell office:value-type="float" office:value="64893" calcext:value-type="float">
            <text:p>64893</text:p>
          </table:table-cell>
          <table:table-cell office:value-type="float" office:value="71872" calcext:value-type="float">
            <text:p>71872</text:p>
          </table:table-cell>
          <table:table-cell office:value-type="float" office:value="75719" calcext:value-type="float">
            <text:p>75719</text:p>
          </table:table-cell>
          <table:table-cell office:value-type="float" office:value="78434" calcext:value-type="float">
            <text:p>78434</text:p>
          </table:table-cell>
        </table:table-row>
        <table:table-row table:style-name="ro2">
          <table:table-cell office:value-type="string" calcext:value-type="string">
            <text:p><text:a xlink:href="javascript:sym(3634)" xlink:type="simple">Roxas</text:a></text:p>
          </table:table-cell>
          <table:table-cell office:value-type="string" calcext:value-type="string">
            <text:p>VIZ</text:p>
          </table:table-cell>
          <table:table-cell office:value-type="float" office:value="110387" calcext:value-type="float">
            <text:p>110387</text:p>
          </table:table-cell>
          <table:table-cell office:value-type="float" office:value="137006" calcext:value-type="float">
            <text:p>137006</text:p>
          </table:table-cell>
          <table:table-cell office:value-type="float" office:value="145387" calcext:value-type="float">
            <text:p>145387</text:p>
          </table:table-cell>
          <table:table-cell office:value-type="float" office:value="152728" calcext:value-type="float">
            <text:p>152728</text:p>
          </table:table-cell>
        </table:table-row>
        <table:table-row table:style-name="ro2">
          <table:table-cell office:value-type="string" calcext:value-type="string">
            <text:p><text:a xlink:href="javascript:sym(3636)" xlink:type="simple">San Carlos</text:a></text:p>
          </table:table-cell>
          <table:table-cell office:value-type="string" calcext:value-type="string">
            <text:p>VIZ</text:p>
          </table:table-cell>
          <table:table-cell office:value-type="float" office:value="49053" calcext:value-type="float">
            <text:p>49053</text:p>
          </table:table-cell>
          <table:table-cell office:value-type="float" office:value="56991" calcext:value-type="float">
            <text:p>56991</text:p>
          </table:table-cell>
          <table:table-cell office:value-type="float" office:value="58877" calcext:value-type="float">
            <text:p>58877</text:p>
          </table:table-cell>
          <table:table-cell office:value-type="float" office:value="59837" calcext:value-type="float">
            <text:p>59837</text:p>
          </table:table-cell>
        </table:table-row>
        <table:table-row table:style-name="ro2">
          <table:table-cell office:value-type="string" calcext:value-type="string">
            <text:p><text:a xlink:href="javascript:sym(3635)" xlink:type="simple">San Carlos</text:a></text:p>
          </table:table-cell>
          <table:table-cell office:value-type="string" calcext:value-type="string">
            <text:p>LUZ</text:p>
          </table:table-cell>
          <table:table-cell office:value-type="float" office:value="44664" calcext:value-type="float">
            <text:p>44664</text:p>
          </table:table-cell>
          <table:table-cell office:value-type="float" office:value="51075" calcext:value-type="float">
            <text:p>51075</text:p>
          </table:table-cell>
          <table:table-cell office:value-type="float" office:value="54160" calcext:value-type="float">
            <text:p>54160</text:p>
          </table:table-cell>
          <table:table-cell office:value-type="float" office:value="58037" calcext:value-type="float">
            <text:p>58037</text:p>
          </table:table-cell>
        </table:table-row>
        <table:table-row table:style-name="ro2">
          <table:table-cell office:value-type="string" calcext:value-type="string">
            <text:p><text:a xlink:href="javascript:sym(11926)" xlink:type="simple">San Fernando</text:a></text:p>
          </table:table-cell>
          <table:table-cell office:value-type="string" calcext:value-type="string">
            <text:p>LUZ</text:p>
          </table:table-cell>
          <table:table-cell office:value-type="float" office:value="129309" calcext:value-type="float">
            <text:p>129309</text:p>
          </table:table-cell>
          <table:table-cell office:value-type="float" office:value="145616" calcext:value-type="float">
            <text:p>145616</text:p>
          </table:table-cell>
          <table:table-cell office:value-type="float" office:value="154181" calcext:value-type="float">
            <text:p>154181</text:p>
          </table:table-cell>
          <table:table-cell office:value-type="float" office:value="159893" calcext:value-type="float">
            <text:p>159893</text:p>
          </table:table-cell>
        </table:table-row>
        <table:table-row table:style-name="ro2">
          <table:table-cell office:value-type="string" calcext:value-type="string">
            <text:p><text:a xlink:href="javascript:sym(28672)" xlink:type="simple">San Ildefonso</text:a></text:p>
          </table:table-cell>
          <table:table-cell office:value-type="string" calcext:value-type="string">
            <text:p>LUZ</text:p>
          </table:table-cell>
          <table:table-cell office:value-type="float" office:value="32032" calcext:value-type="float">
            <text:p>32032</text:p>
          </table:table-cell>
          <table:table-cell office:value-type="float" office:value="38700" calcext:value-type="float">
            <text:p>38700</text:p>
          </table:table-cell>
          <table:table-cell office:value-type="float" office:value="41278" calcext:value-type="float">
            <text:p>41278</text:p>
          </table:table-cell>
          <table:table-cell office:value-type="float" office:value="45680" calcext:value-type="float">
            <text:p>45680</text:p>
          </table:table-cell>
        </table:table-row>
        <table:table-row table:style-name="ro2">
          <table:table-cell office:value-type="string" calcext:value-type="string">
            <text:p><text:a xlink:href="javascript:sym(35144)" xlink:type="simple">San Jose</text:a></text:p>
          </table:table-cell>
          <table:table-cell office:value-type="string" calcext:value-type="string">
            <text:p>LUZ</text:p>
          </table:table-cell>
          <table:table-cell office:value-type="float" office:value="42327" calcext:value-type="float">
            <text:p>42327</text:p>
          </table:table-cell>
          <table:table-cell office:value-type="float" office:value="55788" calcext:value-type="float">
            <text:p>55788</text:p>
          </table:table-cell>
          <table:table-cell office:value-type="float" office:value="62401" calcext:value-type="float">
            <text:p>62401</text:p>
          </table:table-cell>
          <table:table-cell office:value-type="float" office:value="64197" calcext:value-type="float">
            <text:p>64197</text:p>
          </table:table-cell>
        </table:table-row>
        <table:table-row table:style-name="ro2">
          <table:table-cell office:value-type="string" calcext:value-type="string">
            <text:p><text:a xlink:href="javascript:sym(28634)" xlink:type="simple">San Jose</text:a></text:p>
          </table:table-cell>
          <table:table-cell office:value-type="string" calcext:value-type="string">
            <text:p>LUZ</text:p>
          </table:table-cell>
          <table:table-cell office:value-type="float" office:value="51404" calcext:value-type="float">
            <text:p>51404</text:p>
          </table:table-cell>
          <table:table-cell office:value-type="float" office:value="57348" calcext:value-type="float">
            <text:p>57348</text:p>
          </table:table-cell>
          <table:table-cell office:value-type="float" office:value="59680" calcext:value-type="float">
            <text:p>59680</text:p>
          </table:table-cell>
          <table:table-cell office:value-type="float" office:value="62413" calcext:value-type="float">
            <text:p>62413</text:p>
          </table:table-cell>
        </table:table-row>
        <table:table-row table:style-name="ro2">
          <table:table-cell office:value-type="string" calcext:value-type="string">
            <text:p><text:a xlink:href="javascript:sym(14293)" xlink:type="simple">San Jose</text:a></text:p>
          </table:table-cell>
          <table:table-cell office:value-type="string" calcext:value-type="string">
            <text:p>LUZ</text:p>
          </table:table-cell>
          <table:table-cell office:value-type="float" office:value="56122" calcext:value-type="float">
            <text:p>56122</text:p>
          </table:table-cell>
          <table:table-cell office:value-type="float" office:value="63184" calcext:value-type="float">
            <text:p>63184</text:p>
          </table:table-cell>
          <table:table-cell office:value-type="float" office:value="65909" calcext:value-type="float">
            <text:p>65909</text:p>
          </table:table-cell>
          <table:table-cell office:value-type="float" office:value="67501" calcext:value-type="float">
            <text:p>67501</text:p>
          </table:table-cell>
        </table:table-row>
        <table:table-row table:style-name="ro2">
          <table:table-cell office:value-type="string" calcext:value-type="string">
            <text:p><text:a xlink:href="javascript:sym(28739)" xlink:type="simple">San Jose</text:a></text:p>
          </table:table-cell>
          <table:table-cell office:value-type="string" calcext:value-type="string">
            <text:p>VIZ</text:p>
          </table:table-cell>
          <table:table-cell office:value-type="float" office:value="33796" calcext:value-type="float">
            <text:p>33796</text:p>
          </table:table-cell>
          <table:table-cell office:value-type="float" office:value="41504" calcext:value-type="float">
            <text:p>41504</text:p>
          </table:table-cell>
          <table:table-cell office:value-type="float" office:value="44543" calcext:value-type="float">
            <text:p>44543</text:p>
          </table:table-cell>
          <table:table-cell office:value-type="float" office:value="46124" calcext:value-type="float">
            <text:p>46124</text:p>
          </table:table-cell>
        </table:table-row>
        <table:table-row table:style-name="ro2">
          <table:table-cell office:value-type="string" calcext:value-type="string">
            <text:p><text:a xlink:href="javascript:sym(28651)" xlink:type="simple">San Miguel</text:a></text:p>
          </table:table-cell>
          <table:table-cell office:value-type="string" calcext:value-type="string">
            <text:p>LUZ</text:p>
          </table:table-cell>
          <table:table-cell office:value-type="float" office:value="45127" calcext:value-type="float">
            <text:p>45127</text:p>
          </table:table-cell>
          <table:table-cell office:value-type="float" office:value="50958" calcext:value-type="float">
            <text:p>50958</text:p>
          </table:table-cell>
          <table:table-cell office:value-type="float" office:value="54243" calcext:value-type="float">
            <text:p>54243</text:p>
          </table:table-cell>
          <table:table-cell office:value-type="float" office:value="59124" calcext:value-type="float">
            <text:p>59124</text:p>
          </table:table-cell>
        </table:table-row>
        <table:table-row table:style-name="ro2">
          <table:table-cell office:value-type="string" calcext:value-type="string">
            <text:p><text:a xlink:href="javascript:sym(3638)" xlink:type="simple">San Pablo</text:a></text:p>
          </table:table-cell>
          <table:table-cell office:value-type="string" calcext:value-type="string">
            <text:p>LUZ</text:p>
          </table:table-cell>
          <table:table-cell office:value-type="float" office:value="178718" calcext:value-type="float">
            <text:p>178718</text:p>
          </table:table-cell>
          <table:table-cell office:value-type="float" office:value="213453" calcext:value-type="float">
            <text:p>213453</text:p>
          </table:table-cell>
          <table:table-cell office:value-type="float" office:value="227878" calcext:value-type="float">
            <text:p>227878</text:p>
          </table:table-cell>
          <table:table-cell office:value-type="float" office:value="244518" calcext:value-type="float">
            <text:p>244518</text:p>
          </table:table-cell>
        </table:table-row>
        <table:table-row table:style-name="ro2">
          <table:table-cell office:value-type="string" calcext:value-type="string">
            <text:p><text:a xlink:href="javascript:sym(32851)" xlink:type="simple">San Rafael</text:a></text:p>
          </table:table-cell>
          <table:table-cell office:value-type="string" calcext:value-type="string">
            <text:p>LUZ</text:p>
          </table:table-cell>
          <table:table-cell office:value-type="float" office:value="46494" calcext:value-type="float">
            <text:p>46494</text:p>
          </table:table-cell>
          <table:table-cell office:value-type="float" office:value="58455" calcext:value-type="float">
            <text:p>58455</text:p>
          </table:table-cell>
          <table:table-cell office:value-type="float" office:value="65073" calcext:value-type="float">
            <text:p>65073</text:p>
          </table:table-cell>
          <table:table-cell office:value-type="float" office:value="69952" calcext:value-type="float">
            <text:p>69952</text:p>
          </table:table-cell>
        </table:table-row>
        <table:table-row table:style-name="ro2">
          <table:table-cell office:value-type="string" calcext:value-type="string">
            <text:p><text:a xlink:href="javascript:sym(28758)" xlink:type="simple">San Simon</text:a></text:p>
          </table:table-cell>
          <table:table-cell office:value-type="string" calcext:value-type="string">
            <text:p>LUZ</text:p>
          </table:table-cell>
          <table:table-cell office:value-type="float" office:value="40929" calcext:value-type="float">
            <text:p>40929</text:p>
          </table:table-cell>
          <table:table-cell office:value-type="float" office:value="48966" calcext:value-type="float">
            <text:p>48966</text:p>
          </table:table-cell>
          <table:table-cell office:value-type="float" office:value="53847" calcext:value-type="float">
            <text:p>53847</text:p>
          </table:table-cell>
          <table:table-cell office:value-type="float" office:value="58375" calcext:value-type="float">
            <text:p>58375</text:p>
          </table:table-cell>
        </table:table-row>
        <table:table-row table:style-name="ro2">
          <table:table-cell office:value-type="string" calcext:value-type="string">
            <text:p><text:a xlink:href="javascript:sym(28753)" xlink:type="simple">Santa Ana</text:a></text:p>
          </table:table-cell>
          <table:table-cell office:value-type="string" calcext:value-type="string">
            <text:p>LUZ</text:p>
          </table:table-cell>
          <table:table-cell office:value-type="float" office:value="32144" calcext:value-type="float">
            <text:p>32144</text:p>
          </table:table-cell>
          <table:table-cell office:value-type="float" office:value="38848" calcext:value-type="float">
            <text:p>38848</text:p>
          </table:table-cell>
          <table:table-cell office:value-type="float" office:value="41648" calcext:value-type="float">
            <text:p>41648</text:p>
          </table:table-cell>
          <table:table-cell office:value-type="float" office:value="47275" calcext:value-type="float">
            <text:p>47275</text:p>
          </table:table-cell>
        </table:table-row>
        <table:table-row table:style-name="ro2">
          <table:table-cell office:value-type="string" calcext:value-type="string">
            <text:p><text:a xlink:href="javascript:sym(10950)" xlink:type="simple">Santa Cruz</text:a></text:p>
          </table:table-cell>
          <table:table-cell office:value-type="string" calcext:value-type="string">
            <text:p>LUZ</text:p>
          </table:table-cell>
          <table:table-cell office:value-type="float" office:value="155744" calcext:value-type="float">
            <text:p>155744</text:p>
          </table:table-cell>
          <table:table-cell office:value-type="float" office:value="186832" calcext:value-type="float">
            <text:p>186832</text:p>
          </table:table-cell>
          <table:table-cell office:value-type="float" office:value="198419" calcext:value-type="float">
            <text:p>198419</text:p>
          </table:table-cell>
          <table:table-cell office:value-type="float" office:value="209527" calcext:value-type="float">
            <text:p>209527</text:p>
          </table:table-cell>
        </table:table-row>
        <table:table-row table:style-name="ro2">
          <table:table-cell office:value-type="string" calcext:value-type="string">
            <text:p><text:a xlink:href="javascript:sym(14300)" xlink:type="simple">Santiago</text:a></text:p>
          </table:table-cell>
          <table:table-cell office:value-type="string" calcext:value-type="string">
            <text:p>LUZ</text:p>
          </table:table-cell>
          <table:table-cell office:value-type="float" office:value="94434" calcext:value-type="float">
            <text:p>94434</text:p>
          </table:table-cell>
          <table:table-cell office:value-type="float" office:value="110452" calcext:value-type="float">
            <text:p>110452</text:p>
          </table:table-cell>
          <table:table-cell office:value-type="float" office:value="110346" calcext:value-type="float">
            <text:p>110346</text:p>
          </table:table-cell>
          <table:table-cell office:value-type="float" office:value="120893" calcext:value-type="float">
            <text:p>120893</text:p>
          </table:table-cell>
        </table:table-row>
        <table:table-row table:style-name="ro2">
          <table:table-cell office:value-type="string" calcext:value-type="string">
            <text:p><text:a xlink:href="javascript:sym(32884)" xlink:type="simple">Santo Tomas</text:a></text:p>
          </table:table-cell>
          <table:table-cell office:value-type="string" calcext:value-type="string">
            <text:p>MIN</text:p>
          </table:table-cell>
          <table:table-cell office:value-type="float" office:value="30356" calcext:value-type="float">
            <text:p>30356</text:p>
          </table:table-cell>
          <table:table-cell office:value-type="float" office:value="38504" calcext:value-type="float">
            <text:p>38504</text:p>
          </table:table-cell>
          <table:table-cell office:value-type="float" office:value="41354" calcext:value-type="float">
            <text:p>41354</text:p>
          </table:table-cell>
          <table:table-cell office:value-type="float" office:value="48459" calcext:value-type="float">
            <text:p>48459</text:p>
          </table:table-cell>
        </table:table-row>
        <table:table-row table:style-name="ro2">
          <table:table-cell office:value-type="string" calcext:value-type="string">
            <text:p><text:a xlink:href="javascript:sym(3639)" xlink:type="simple">Silay</text:a></text:p>
          </table:table-cell>
          <table:table-cell office:value-type="string" calcext:value-type="string">
            <text:p>VIZ</text:p>
          </table:table-cell>
          <table:table-cell office:value-type="float" office:value="66562" calcext:value-type="float">
            <text:p>66562</text:p>
          </table:table-cell>
          <table:table-cell office:value-type="float" office:value="74641" calcext:value-type="float">
            <text:p>74641</text:p>
          </table:table-cell>
          <table:table-cell office:value-type="float" office:value="77780" calcext:value-type="float">
            <text:p>77780</text:p>
          </table:table-cell>
          <table:table-cell office:value-type="float" office:value="78480" calcext:value-type="float">
            <text:p>78480</text:p>
          </table:table-cell>
        </table:table-row>
        <table:table-row table:style-name="ro2">
          <table:table-cell office:value-type="string" calcext:value-type="string">
            <text:p><text:a xlink:href="javascript:sym(25064)" xlink:type="simple">Sorsogon</text:a></text:p>
          </table:table-cell>
          <table:table-cell office:value-type="string" calcext:value-type="string">
            <text:p>LUZ</text:p>
          </table:table-cell>
          <table:table-cell office:value-type="float" office:value="62121" calcext:value-type="float">
            <text:p>62121</text:p>
          </table:table-cell>
          <table:table-cell office:value-type="float" office:value="72933" calcext:value-type="float">
            <text:p>72933</text:p>
          </table:table-cell>
          <table:table-cell office:value-type="float" office:value="80409" calcext:value-type="float">
            <text:p>80409</text:p>
          </table:table-cell>
          <table:table-cell office:value-type="float" office:value="87943" calcext:value-type="float">
            <text:p>87943</text:p>
          </table:table-cell>
        </table:table-row>
        <table:table-row table:style-name="ro2">
          <table:table-cell office:value-type="string" calcext:value-type="string">
            <text:p><text:a xlink:href="javascript:sym(3640)" xlink:type="simple">Surigao</text:a></text:p>
          </table:table-cell>
          <table:table-cell office:value-type="string" calcext:value-type="string">
            <text:p>MIN</text:p>
          </table:table-cell>
          <table:table-cell office:value-type="float" office:value="66371" calcext:value-type="float">
            <text:p>66371</text:p>
          </table:table-cell>
          <table:table-cell office:value-type="float" office:value="77101" calcext:value-type="float">
            <text:p>77101</text:p>
          </table:table-cell>
          <table:table-cell office:value-type="float" office:value="83397" calcext:value-type="float">
            <text:p>83397</text:p>
          </table:table-cell>
          <table:table-cell office:value-type="float" office:value="93728" calcext:value-type="float">
            <text:p>93728</text:p>
          </table:table-cell>
        </table:table-row>
        <table:table-row table:style-name="ro2">
          <table:table-cell office:value-type="string" calcext:value-type="string">
            <text:p><text:a xlink:href="javascript:sym(28648)" xlink:type="simple">Taal</text:a></text:p>
          </table:table-cell>
          <table:table-cell office:value-type="string" calcext:value-type="string">
            <text:p>LUZ</text:p>
          </table:table-cell>
          <table:table-cell office:value-type="float" office:value="98616" calcext:value-type="float">
            <text:p>98616</text:p>
          </table:table-cell>
          <table:table-cell office:value-type="float" office:value="117830" calcext:value-type="float">
            <text:p>117830</text:p>
          </table:table-cell>
          <table:table-cell office:value-type="float" office:value="131870" calcext:value-type="float">
            <text:p>131870</text:p>
          </table:table-cell>
          <table:table-cell office:value-type="float" office:value="136193" calcext:value-type="float">
            <text:p>136193</text:p>
          </table:table-cell>
        </table:table-row>
        <table:table-row table:style-name="ro2">
          <table:table-cell office:value-type="string" calcext:value-type="string">
            <text:p><text:a xlink:href="javascript:sym(25065)" xlink:type="simple">Tabaco</text:a></text:p>
          </table:table-cell>
          <table:table-cell office:value-type="string" calcext:value-type="string">
            <text:p>LUZ</text:p>
          </table:table-cell>
          <table:table-cell office:value-type="float" office:value="74369" calcext:value-type="float">
            <text:p>74369</text:p>
          </table:table-cell>
          <table:table-cell office:value-type="float" office:value="86040" calcext:value-type="float">
            <text:p>86040</text:p>
          </table:table-cell>
          <table:table-cell office:value-type="float" office:value="91795" calcext:value-type="float">
            <text:p>91795</text:p>
          </table:table-cell>
          <table:table-cell office:value-type="float" office:value="97192" calcext:value-type="float">
            <text:p>97192</text:p>
          </table:table-cell>
        </table:table-row>
        <table:table-row table:style-name="ro2">
          <table:table-cell office:value-type="string" calcext:value-type="string">
            <text:p><text:a xlink:href="javascript:sym(3641)" xlink:type="simple">Tacloban</text:a></text:p>
          </table:table-cell>
          <table:table-cell office:value-type="string" calcext:value-type="string">
            <text:p>VIZ</text:p>
          </table:table-cell>
          <table:table-cell office:value-type="float" office:value="208978" calcext:value-type="float">
            <text:p>208978</text:p>
          </table:table-cell>
          <table:table-cell office:value-type="float" office:value="260976" calcext:value-type="float">
            <text:p>260976</text:p>
          </table:table-cell>
          <table:table-cell office:value-type="float" office:value="286560" calcext:value-type="float">
            <text:p>286560</text:p>
          </table:table-cell>
          <table:table-cell office:value-type="float" office:value="298151" calcext:value-type="float">
            <text:p>298151</text:p>
          </table:table-cell>
        </table:table-row>
        <table:table-row table:style-name="ro2">
          <table:table-cell office:value-type="string" calcext:value-type="string">
            <text:p><text:a xlink:href="javascript:sym(14311)" xlink:type="simple">Tagaytay</text:a></text:p>
          </table:table-cell>
          <table:table-cell office:value-type="string" calcext:value-type="string">
            <text:p>LUZ</text:p>
          </table:table-cell>
          <table:table-cell office:value-type="float" office:value="60647" calcext:value-type="float">
            <text:p>60647</text:p>
          </table:table-cell>
          <table:table-cell office:value-type="float" office:value="81306" calcext:value-type="float">
            <text:p>81306</text:p>
          </table:table-cell>
          <table:table-cell office:value-type="float" office:value="91984" calcext:value-type="float">
            <text:p>91984</text:p>
          </table:table-cell>
          <table:table-cell office:value-type="float" office:value="108214" calcext:value-type="float">
            <text:p>108214</text:p>
          </table:table-cell>
        </table:table-row>
        <table:table-row table:style-name="ro2">
          <table:table-cell office:value-type="string" calcext:value-type="string">
            <text:p><text:a xlink:href="javascript:sym(10956)" xlink:type="simple">Tagbilaran</text:a></text:p>
          </table:table-cell>
          <table:table-cell office:value-type="string" calcext:value-type="string">
            <text:p>VIZ</text:p>
          </table:table-cell>
          <table:table-cell office:value-type="float" office:value="90706" calcext:value-type="float">
            <text:p>90706</text:p>
          </table:table-cell>
          <table:table-cell office:value-type="float" office:value="114470" calcext:value-type="float">
            <text:p>114470</text:p>
          </table:table-cell>
          <table:table-cell office:value-type="float" office:value="125769" calcext:value-type="float">
            <text:p>125769</text:p>
          </table:table-cell>
          <table:table-cell office:value-type="float" office:value="127478" calcext:value-type="float">
            <text:p>127478</text:p>
          </table:table-cell>
        </table:table-row>
        <table:table-row table:style-name="ro2">
          <table:table-cell office:value-type="string" calcext:value-type="string">
            <text:p><text:a xlink:href="javascript:sym(3658)" xlink:type="simple">Tagum</text:a></text:p>
          </table:table-cell>
          <table:table-cell office:value-type="string" calcext:value-type="string">
            <text:p>MIN</text:p>
          </table:table-cell>
          <table:table-cell office:value-type="float" office:value="158922" calcext:value-type="float">
            <text:p>158922</text:p>
          </table:table-cell>
          <table:table-cell office:value-type="float" office:value="217983" calcext:value-type="float">
            <text:p>217983</text:p>
          </table:table-cell>
          <table:table-cell office:value-type="float" office:value="233128" calcext:value-type="float">
            <text:p>233128</text:p>
          </table:table-cell>
          <table:table-cell office:value-type="float" office:value="267643" calcext:value-type="float">
            <text:p>267643</text:p>
          </table:table-cell>
        </table:table-row>
        <table:table-row table:style-name="ro2">
          <table:table-cell office:value-type="string" calcext:value-type="string">
            <text:p><text:a xlink:href="javascript:sym(25066)" xlink:type="simple">Tanauan</text:a></text:p>
          </table:table-cell>
          <table:table-cell office:value-type="string" calcext:value-type="string">
            <text:p>LUZ</text:p>
          </table:table-cell>
          <table:table-cell office:value-type="float" office:value="185672" calcext:value-type="float">
            <text:p>185672</text:p>
          </table:table-cell>
          <table:table-cell office:value-type="float" office:value="265812" calcext:value-type="float">
            <text:p>265812</text:p>
          </table:table-cell>
          <table:table-cell office:value-type="float" office:value="343919" calcext:value-type="float">
            <text:p>343919</text:p>
          </table:table-cell>
          <table:table-cell office:value-type="float" office:value="406480" calcext:value-type="float">
            <text:p>406480</text:p>
          </table:table-cell>
        </table:table-row>
        <table:table-row table:style-name="ro2">
          <table:table-cell office:value-type="string" calcext:value-type="string">
            <text:p><text:a xlink:href="javascript:sym(14323)" xlink:type="simple">Tanay</text:a></text:p>
          </table:table-cell>
          <table:table-cell office:value-type="string" calcext:value-type="string">
            <text:p>LUZ</text:p>
          </table:table-cell>
          <table:table-cell office:value-type="float" office:value="51009" calcext:value-type="float">
            <text:p>51009</text:p>
          </table:table-cell>
          <table:table-cell office:value-type="float" office:value="61826" calcext:value-type="float">
            <text:p>61826</text:p>
          </table:table-cell>
          <table:table-cell office:value-type="float" office:value="70967" calcext:value-type="float">
            <text:p>70967</text:p>
          </table:table-cell>
          <table:table-cell office:value-type="float" office:value="85380" calcext:value-type="float">
            <text:p>85380</text:p>
          </table:table-cell>
        </table:table-row>
        <table:table-row table:style-name="ro2">
          <table:table-cell office:value-type="string" calcext:value-type="string">
            <text:p><text:a xlink:href="javascript:sym(3659)" xlink:type="simple">Tarlac</text:a></text:p>
          </table:table-cell>
          <table:table-cell office:value-type="string" calcext:value-type="string">
            <text:p>LUZ</text:p>
          </table:table-cell>
          <table:table-cell office:value-type="float" office:value="194327" calcext:value-type="float">
            <text:p>194327</text:p>
          </table:table-cell>
          <table:table-cell office:value-type="float" office:value="232349" calcext:value-type="float">
            <text:p>232349</text:p>
          </table:table-cell>
          <table:table-cell office:value-type="float" office:value="249672" calcext:value-type="float">
            <text:p>249672</text:p>
          </table:table-cell>
          <table:table-cell office:value-type="float" office:value="278884" calcext:value-type="float">
            <text:p>278884</text:p>
          </table:table-cell>
        </table:table-row>
        <table:table-row table:style-name="ro2">
          <table:table-cell office:value-type="string" calcext:value-type="string">
            <text:p><text:a xlink:href="javascript:sym(35140)" xlink:type="simple">Tayabas</text:a></text:p>
          </table:table-cell>
          <table:table-cell office:value-type="string" calcext:value-type="string">
            <text:p>LUZ</text:p>
          </table:table-cell>
          <table:table-cell office:value-type="float" office:value="35165" calcext:value-type="float">
            <text:p>35165</text:p>
          </table:table-cell>
          <table:table-cell office:value-type="float" office:value="41899" calcext:value-type="float">
            <text:p>41899</text:p>
          </table:table-cell>
          <table:table-cell office:value-type="float" office:value="44542" calcext:value-type="float">
            <text:p>44542</text:p>
          </table:table-cell>
          <table:table-cell office:value-type="float" office:value="45541" calcext:value-type="float">
            <text:p>45541</text:p>
          </table:table-cell>
        </table:table-row>
        <table:table-row table:style-name="ro2">
          <table:table-cell office:value-type="string" calcext:value-type="string">
            <text:p><text:a xlink:href="javascript:sym(38537)" xlink:type="simple">Ternate</text:a></text:p>
          </table:table-cell>
          <table:table-cell office:value-type="string" calcext:value-type="string">
            <text:p>LUZ</text:p>
          </table:table-cell>
          <table:table-cell office:value-type="float" office:value="34230" calcext:value-type="float">
            <text:p>34230</text:p>
          </table:table-cell>
          <table:table-cell office:value-type="float" office:value="38533" calcext:value-type="float">
            <text:p>38533</text:p>
          </table:table-cell>
          <table:table-cell office:value-type="float" office:value="43615" calcext:value-type="float">
            <text:p>43615</text:p>
          </table:table-cell>
          <table:table-cell office:value-type="float" office:value="45138" calcext:value-type="float">
            <text:p>45138</text:p>
          </table:table-cell>
        </table:table-row>
        <table:table-row table:style-name="ro2">
          <table:table-cell office:value-type="string" calcext:value-type="string">
            <text:p><text:a xlink:href="javascript:sym(3643)" xlink:type="simple">Toledo</text:a></text:p>
          </table:table-cell>
          <table:table-cell office:value-type="string" calcext:value-type="string">
            <text:p>VIZ</text:p>
          </table:table-cell>
          <table:table-cell office:value-type="float" office:value="43206" calcext:value-type="float">
            <text:p>43206</text:p>
          </table:table-cell>
          <table:table-cell office:value-type="float" office:value="51546" calcext:value-type="float">
            <text:p>51546</text:p>
          </table:table-cell>
          <table:table-cell office:value-type="float" office:value="55785" calcext:value-type="float">
            <text:p>55785</text:p>
          </table:table-cell>
          <table:table-cell office:value-type="float" office:value="69054" calcext:value-type="float">
            <text:p>69054</text:p>
          </table:table-cell>
        </table:table-row>
        <table:table-row table:style-name="ro2">
          <table:table-cell office:value-type="string" calcext:value-type="string">
            <text:p><text:a xlink:href="javascript:sym(8521)" xlink:type="simple">Tuguegarao</text:a></text:p>
          </table:table-cell>
          <table:table-cell office:value-type="string" calcext:value-type="string">
            <text:p>LUZ</text:p>
          </table:table-cell>
          <table:table-cell office:value-type="float" office:value="106553" calcext:value-type="float">
            <text:p>106553</text:p>
          </table:table-cell>
          <table:table-cell office:value-type="float" office:value="122929" calcext:value-type="float">
            <text:p>122929</text:p>
          </table:table-cell>
          <table:table-cell office:value-type="float" office:value="136781" calcext:value-type="float">
            <text:p>136781</text:p>
          </table:table-cell>
          <table:table-cell office:value-type="float" office:value="146478" calcext:value-type="float">
            <text:p>146478</text:p>
          </table:table-cell>
        </table:table-row>
        <table:table-row table:style-name="ro2">
          <table:table-cell office:value-type="string" calcext:value-type="string">
            <text:p><text:a xlink:href="javascript:sym(8520)" xlink:type="simple">Urdaneta</text:a></text:p>
          </table:table-cell>
          <table:table-cell office:value-type="string" calcext:value-type="string">
            <text:p>LUZ</text:p>
          </table:table-cell>
          <table:table-cell office:value-type="float" office:value="87291" calcext:value-type="float">
            <text:p>87291</text:p>
          </table:table-cell>
          <table:table-cell office:value-type="float" office:value="97487" calcext:value-type="float">
            <text:p>97487</text:p>
          </table:table-cell>
          <table:table-cell office:value-type="float" office:value="103091" calcext:value-type="float">
            <text:p>103091</text:p>
          </table:table-cell>
          <table:table-cell office:value-type="float" office:value="112188" calcext:value-type="float">
            <text:p>112188</text:p>
          </table:table-cell>
        </table:table-row>
        <table:table-row table:style-name="ro2">
          <table:table-cell office:value-type="string" calcext:value-type="string">
            <text:p><text:a xlink:href="javascript:sym(25068)" xlink:type="simple">Valencia</text:a></text:p>
          </table:table-cell>
          <table:table-cell office:value-type="string" calcext:value-type="string">
            <text:p>MIN</text:p>
          </table:table-cell>
          <table:table-cell office:value-type="float" office:value="50855" calcext:value-type="float">
            <text:p>50855</text:p>
          </table:table-cell>
          <table:table-cell office:value-type="float" office:value="72724" calcext:value-type="float">
            <text:p>72724</text:p>
          </table:table-cell>
          <table:table-cell office:value-type="float" office:value="74044" calcext:value-type="float">
            <text:p>74044</text:p>
          </table:table-cell>
          <table:table-cell office:value-type="float" office:value="85627" calcext:value-type="float">
            <text:p>85627</text:p>
          </table:table-cell>
        </table:table-row>
        <table:table-row table:style-name="ro2">
          <table:table-cell office:value-type="string" calcext:value-type="string">
            <text:p><text:a xlink:href="javascript:sym(14318)" xlink:type="simple">Victorias</text:a></text:p>
          </table:table-cell>
          <table:table-cell office:value-type="string" calcext:value-type="string">
            <text:p>VIZ</text:p>
          </table:table-cell>
          <table:table-cell office:value-type="float" office:value="64556" calcext:value-type="float">
            <text:p>64556</text:p>
          </table:table-cell>
          <table:table-cell office:value-type="float" office:value="69893" calcext:value-type="float">
            <text:p>69893</text:p>
          </table:table-cell>
          <table:table-cell office:value-type="float" office:value="69451" calcext:value-type="float">
            <text:p>69451</text:p>
          </table:table-cell>
          <table:table-cell office:value-type="float" office:value="70499" calcext:value-type="float">
            <text:p>70499</text:p>
          </table:table-cell>
        </table:table-row>
        <table:table-row table:style-name="ro2">
          <table:table-cell office:value-type="string" calcext:value-type="string">
            <text:p><text:a xlink:href="javascript:sym(25069)" xlink:type="simple">Vigan</text:a></text:p>
          </table:table-cell>
          <table:table-cell office:value-type="string" calcext:value-type="string">
            <text:p>LUZ</text:p>
          </table:table-cell>
          <table:table-cell office:value-type="float" office:value="81386" calcext:value-type="float">
            <text:p>81386</text:p>
          </table:table-cell>
          <table:table-cell office:value-type="float" office:value="88715" calcext:value-type="float">
            <text:p>88715</text:p>
          </table:table-cell>
          <table:table-cell office:value-type="float" office:value="94311" calcext:value-type="float">
            <text:p>94311</text:p>
          </table:table-cell>
          <table:table-cell office:value-type="float" office:value="95717" calcext:value-type="float">
            <text:p>95717</text:p>
          </table:table-cell>
        </table:table-row>
        <table:table-row table:style-name="ro2">
          <table:table-cell office:value-type="string" calcext:value-type="string">
            <text:p><text:a xlink:href="javascript:sym(3645)" xlink:type="simple">Zamboanga</text:a></text:p>
          </table:table-cell>
          <table:table-cell office:value-type="string" calcext:value-type="string">
            <text:p>MIN</text:p>
          </table:table-cell>
          <table:table-cell office:value-type="float" office:value="430074" calcext:value-type="float">
            <text:p>430074</text:p>
          </table:table-cell>
          <table:table-cell office:value-type="float" office:value="585023" calcext:value-type="float">
            <text:p>585023</text:p>
          </table:table-cell>
          <table:table-cell office:value-type="float" office:value="612452" calcext:value-type="float">
            <text:p>612452</text:p>
          </table:table-cell>
          <table:table-cell office:value-type="float" office:value="689840" calcext:value-type="float">
            <text:p>689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5:49.582923400</meta:creation-date>
    <dc:date>2025-04-17T07:06:59.169719200</dc:date>
    <meta:editing-duration>PT1M9S</meta:editing-duration>
    <meta:editing-cycles>1</meta:editing-cycles>
    <meta:document-statistic meta:table-count="1" meta:cell-count="750" meta:object-count="0"/>
    <meta:generator>LibreOffice/25.2.2.2$Windows_X86_64 LibreOffice_project/7370d4be9e3cf6031a51beef54ff3bda878e3fac</meta:generator>
  </office:meta>
</office:document-meta>
</file>